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77mm" fo:break-before="auto" style:use-optimal-row-height="false"/>
    </style:style>
    <style:style style:name="ro7" style:family="table-row">
      <style:table-row-properties style:row-height="7.53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5.84mm" fo:break-before="auto" style:use-optimal-row-height="false"/>
    </style:style>
    <style:style style:name="ro10" style:family="table-row">
      <style:table-row-properties style:row-height="5.77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116432" calcext:value-type="float">
            <text:p><text:s text:c="3"/>116,432</text:p>
          </table:table-cell>
          <table:table-cell table:style-name="ce44" table:formula="of:=[.D36]+[.D37]" office:value-type="float" office:value="113431" calcext:value-type="float">
            <text:p><text:s text:c="3"/>113,431</text:p>
          </table:table-cell>
          <table:table-cell table:style-name="ce44" table:formula="of:=[.E36]+[.E37]" office:value-type="float" office:value="16463" calcext:value-type="float">
            <text:p><text:s text:c="3"/>16,463</text:p>
          </table:table-cell>
          <table:table-cell table:style-name="ce44" table:formula="of:=[.F36]+[.F37]" office:value-type="float" office:value="12083" calcext:value-type="float">
            <text:p><text:s text:c="3"/>12,083</text:p>
          </table:table-cell>
          <table:table-cell table:style-name="ce44" table:formula="of:=[.G36]+[.G37]" office:value-type="float" office:value="442" calcext:value-type="float">
            <text:p><text:s text:c="3"/>442</text:p>
          </table:table-cell>
          <table:table-cell table:style-name="ce44" table:formula="of:=[.H36]+[.H37]" office:value-type="float" office:value="199" calcext:value-type="float">
            <text:p><text:s text:c="3"/>199</text:p>
          </table:table-cell>
          <table:table-cell table:style-name="ce44" table:formula="of:=[.I36]+[.I37]" office:value-type="float" office:value="60" calcext:value-type="float">
            <text:p><text:s text:c="3"/>6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2152" calcext:value-type="float">
            <text:p><text:s text:c="3"/>52,152</text:p>
          </table:table-cell>
          <table:table-cell table:style-name="ce45" office:value-type="float" office:value="51759" calcext:value-type="float">
            <text:p><text:s text:c="3"/>51,759</text:p>
          </table:table-cell>
          <table:table-cell table:style-name="ce56" office:value-type="float" office:value="8647" calcext:value-type="float">
            <text:p><text:s text:c="3"/>8,647</text:p>
          </table:table-cell>
          <table:table-cell table:style-name="ce56" office:value-type="float" office:value="7383" calcext:value-type="float">
            <text:p><text:s text:c="3"/>7,383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4358" calcext:value-type="float">
            <text:p><text:s text:c="3"/>14,358</text:p>
          </table:table-cell>
          <table:table-cell table:style-name="ce56" office:value-type="float" office:value="5488" calcext:value-type="float">
            <text:p><text:s text:c="3"/>5,48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4280" calcext:value-type="float">
            <text:p><text:s text:c="3"/>64,280</text:p>
          </table:table-cell>
          <table:table-cell table:style-name="ce45" office:value-type="float" office:value="61672" calcext:value-type="float">
            <text:p><text:s text:c="3"/>61,672</text:p>
          </table:table-cell>
          <table:table-cell table:style-name="ce56" office:value-type="float" office:value="7816" calcext:value-type="float">
            <text:p><text:s text:c="3"/>7,816</text:p>
          </table:table-cell>
          <table:table-cell table:style-name="ce56" office:value-type="float" office:value="4700" calcext:value-type="float">
            <text:p><text:s text:c="3"/>4,700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9]+[.C40]" office:value-type="float" office:value="104581" calcext:value-type="float">
            <text:p><text:s text:c="3"/>104,581</text:p>
          </table:table-cell>
          <table:table-cell table:style-name="ce44" table:formula="of:=[.D39]+[.D40]" office:value-type="float" office:value="101071" calcext:value-type="float">
            <text:p><text:s text:c="3"/>101,071</text:p>
          </table:table-cell>
          <table:table-cell table:style-name="ce44" table:formula="of:=[.E39]+[.E40]" office:value-type="float" office:value="14687" calcext:value-type="float">
            <text:p><text:s text:c="3"/>14,687</text:p>
          </table:table-cell>
          <table:table-cell table:style-name="ce44" table:formula="of:=[.F39]+[.F40]" office:value-type="float" office:value="10583" calcext:value-type="float">
            <text:p><text:s text:c="3"/>10,583</text:p>
          </table:table-cell>
          <table:table-cell table:style-name="ce44" table:formula="of:=[.G39]+[.G40]" office:value-type="float" office:value="397" calcext:value-type="float">
            <text:p><text:s text:c="3"/>397</text:p>
          </table:table-cell>
          <table:table-cell table:style-name="ce44" table:formula="of:=[.H39]+[.H40]" office:value-type="float" office:value="193" calcext:value-type="float">
            <text:p><text:s text:c="3"/>193</text:p>
          </table:table-cell>
          <table:table-cell table:style-name="ce44" table:formula="of:=[.I39]+[.I40]" office:value-type="float" office:value="49" calcext:value-type="float">
            <text:p><text:s text:c="3"/>4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6947" calcext:value-type="float">
            <text:p><text:s text:c="3"/>46,947</text:p>
          </table:table-cell>
          <table:table-cell table:style-name="ce45" office:value-type="float" office:value="46033" calcext:value-type="float">
            <text:p><text:s text:c="3"/>46,033</text:p>
          </table:table-cell>
          <table:table-cell table:style-name="ce56" office:value-type="float" office:value="7745" calcext:value-type="float">
            <text:p><text:s text:c="3"/>7,745</text:p>
          </table:table-cell>
          <table:table-cell table:style-name="ce56" office:value-type="float" office:value="6503" calcext:value-type="float">
            <text:p><text:s text:c="3"/>6,503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11219" calcext:value-type="float">
            <text:p><text:s text:c="3"/>11,219</text:p>
          </table:table-cell>
          <table:table-cell table:style-name="ce56" office:value-type="float" office:value="4792" calcext:value-type="float">
            <text:p><text:s text:c="3"/>4,79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4" calcext:value-type="float">
            <text:p><text:s text:c="3"/>57,634</text:p>
          </table:table-cell>
          <table:table-cell table:style-name="ce45" office:value-type="float" office:value="55038" calcext:value-type="float">
            <text:p><text:s text:c="3"/>55,038</text:p>
          </table:table-cell>
          <table:table-cell table:style-name="ce56" office:value-type="float" office:value="6942" calcext:value-type="float">
            <text:p><text:s text:c="3"/>6,942</text:p>
          </table:table-cell>
          <table:table-cell table:style-name="ce56" office:value-type="float" office:value="4080" calcext:value-type="float">
            <text:p><text:s text:c="3"/>4,080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2]+[.C43]" office:value-type="float" office:value="108728" calcext:value-type="float">
            <text:p><text:s text:c="3"/>108,728</text:p>
          </table:table-cell>
          <table:table-cell table:style-name="ce44" table:formula="of:=[.D42]+[.D43]" office:value-type="float" office:value="104200" calcext:value-type="float">
            <text:p><text:s text:c="3"/>104,200</text:p>
          </table:table-cell>
          <table:table-cell table:style-name="ce44" table:formula="of:=[.E42]+[.E43]" office:value-type="float" office:value="16737" calcext:value-type="float">
            <text:p><text:s text:c="3"/>16,737</text:p>
          </table:table-cell>
          <table:table-cell table:style-name="ce44" table:formula="of:=[.F42]+[.F43]" office:value-type="float" office:value="11870" calcext:value-type="float">
            <text:p><text:s text:c="3"/>11,870</text:p>
          </table:table-cell>
          <table:table-cell table:style-name="ce44" table:formula="of:=[.G42]+[.G43]" office:value-type="float" office:value="467" calcext:value-type="float">
            <text:p><text:s text:c="3"/>467</text:p>
          </table:table-cell>
          <table:table-cell table:style-name="ce44" table:formula="of:=[.H42]+[.H43]" office:value-type="float" office:value="207" calcext:value-type="float">
            <text:p><text:s text:c="3"/>207</text:p>
          </table:table-cell>
          <table:table-cell table:style-name="ce44" table:formula="of:=[.I42]+[.I43]" office:value-type="float" office:value="80" calcext:value-type="float">
            <text:p><text:s text:c="3"/>8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112" calcext:value-type="float">
            <text:p><text:s text:c="3"/>49,112</text:p>
          </table:table-cell>
          <table:table-cell table:style-name="ce45" office:value-type="float" office:value="48098" calcext:value-type="float">
            <text:p><text:s text:c="3"/>48,098</text:p>
          </table:table-cell>
          <table:table-cell table:style-name="ce56" office:value-type="float" office:value="8692" calcext:value-type="float">
            <text:p><text:s text:c="3"/>8,692</text:p>
          </table:table-cell>
          <table:table-cell table:style-name="ce56" office:value-type="float" office:value="7297" calcext:value-type="float">
            <text:p><text:s text:c="3"/>7,297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office:value-type="float" office:value="11136" calcext:value-type="float">
            <text:p><text:s text:c="3"/>11,136</text:p>
          </table:table-cell>
          <table:table-cell table:style-name="ce56" office:value-type="float" office:value="5455" calcext:value-type="float">
            <text:p><text:s text:c="3"/>5,45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9616" calcext:value-type="float">
            <text:p><text:s text:c="3"/>59,616</text:p>
          </table:table-cell>
          <table:table-cell table:style-name="ce45" office:value-type="float" office:value="56102" calcext:value-type="float">
            <text:p><text:s text:c="3"/>56,102</text:p>
          </table:table-cell>
          <table:table-cell table:style-name="ce56" office:value-type="float" office:value="8045" calcext:value-type="float">
            <text:p><text:s text:c="3"/>8,045</text:p>
          </table:table-cell>
          <table:table-cell table:style-name="ce56" office:value-type="float" office:value="4573" calcext:value-type="float">
            <text:p><text:s text:c="3"/>4,573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5]+[.C46]" office:value-type="float" office:value="120324" calcext:value-type="float">
            <text:p><text:s text:c="3"/>120,324</text:p>
          </table:table-cell>
          <table:table-cell table:style-name="ce44" table:formula="of:=[.D45]+[.D46]" office:value-type="float" office:value="117982" calcext:value-type="float">
            <text:p><text:s text:c="3"/>117,982</text:p>
          </table:table-cell>
          <table:table-cell table:style-name="ce44" table:formula="of:=[.E45]+[.E46]" office:value-type="float" office:value="18109" calcext:value-type="float">
            <text:p><text:s text:c="3"/>18,109</text:p>
          </table:table-cell>
          <table:table-cell table:style-name="ce44" table:formula="of:=[.F45]+[.F46]" office:value-type="float" office:value="11493" calcext:value-type="float">
            <text:p><text:s text:c="3"/>11,493</text:p>
          </table:table-cell>
          <table:table-cell table:style-name="ce44" table:formula="of:=[.G45]+[.G46]" office:value-type="float" office:value="512" calcext:value-type="float">
            <text:p><text:s text:c="3"/>512</text:p>
          </table:table-cell>
          <table:table-cell table:style-name="ce44" table:formula="of:=[.H45]+[.H46]" office:value-type="float" office:value="222" calcext:value-type="float">
            <text:p><text:s text:c="3"/>222</text:p>
          </table:table-cell>
          <table:table-cell table:style-name="ce44" table:formula="of:=[.I45]+[.I46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944" calcext:value-type="float">
            <text:p><text:s text:c="3"/>54,944</text:p>
          </table:table-cell>
          <table:table-cell table:style-name="ce45" office:value-type="float" office:value="54749" calcext:value-type="float">
            <text:p><text:s text:c="3"/>54,749</text:p>
          </table:table-cell>
          <table:table-cell table:style-name="ce56" office:value-type="float" office:value="9456" calcext:value-type="float">
            <text:p><text:s text:c="3"/>9,456</text:p>
          </table:table-cell>
          <table:table-cell table:style-name="ce56" office:value-type="float" office:value="7167" calcext:value-type="float">
            <text:p><text:s text:c="3"/>7,167</text:p>
          </table:table-cell>
          <table:table-cell table:style-name="ce56" office:value-type="float" office:value="261" calcext:value-type="float">
            <text:p><text:s text:c="3"/>261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7391" calcext:value-type="float">
            <text:p><text:s text:c="3"/>7,391</text:p>
          </table:table-cell>
          <table:table-cell table:style-name="ce56" office:value-type="float" office:value="5223" calcext:value-type="float">
            <text:p><text:s text:c="3"/>5,22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5380" calcext:value-type="float">
            <text:p><text:s text:c="3"/>65,380</text:p>
          </table:table-cell>
          <table:table-cell table:style-name="ce45" office:value-type="float" office:value="63233" calcext:value-type="float">
            <text:p><text:s text:c="3"/>63,233</text:p>
          </table:table-cell>
          <table:table-cell table:style-name="ce56" office:value-type="float" office:value="8653" calcext:value-type="float">
            <text:p><text:s text:c="3"/>8,653</text:p>
          </table:table-cell>
          <table:table-cell table:style-name="ce56" office:value-type="float" office:value="4326" calcext:value-type="float">
            <text:p><text:s text:c="3"/>4,326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8]+[.C49]" office:value-type="float" office:value="96552" calcext:value-type="float">
            <text:p><text:s text:c="3"/>96,552</text:p>
          </table:table-cell>
          <table:table-cell table:style-name="ce44" table:formula="of:=[.D48]+[.D49]" office:value-type="float" office:value="96116" calcext:value-type="float">
            <text:p><text:s text:c="3"/>96,116</text:p>
          </table:table-cell>
          <table:table-cell table:style-name="ce44" table:formula="of:=[.E48]+[.E49]" office:value-type="float" office:value="14863" calcext:value-type="float">
            <text:p><text:s text:c="3"/>14,863</text:p>
          </table:table-cell>
          <table:table-cell table:style-name="ce44" table:formula="of:=[.F48]+[.F49]" office:value-type="float" office:value="10238" calcext:value-type="float">
            <text:p><text:s text:c="3"/>10,238</text:p>
          </table:table-cell>
          <table:table-cell table:style-name="ce44" table:formula="of:=[.G48]+[.G49]" office:value-type="float" office:value="441" calcext:value-type="float">
            <text:p><text:s text:c="3"/>441</text:p>
          </table:table-cell>
          <table:table-cell table:style-name="ce44" table:formula="of:=[.H48]+[.H49]" office:value-type="float" office:value="178" calcext:value-type="float">
            <text:p><text:s text:c="3"/>178</text:p>
          </table:table-cell>
          <table:table-cell table:style-name="ce44" table:formula="of:=[.I48]+[.I49]" office:value-type="float" office:value="69" calcext:value-type="float">
            <text:p><text:s text:c="3"/>6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4611" calcext:value-type="float">
            <text:p><text:s text:c="3"/>44,611</text:p>
          </table:table-cell>
          <table:table-cell table:style-name="ce45" office:value-type="float" office:value="45023" calcext:value-type="float">
            <text:p><text:s text:c="3"/>45,023</text:p>
          </table:table-cell>
          <table:table-cell table:style-name="ce56" office:value-type="float" office:value="7777" calcext:value-type="float">
            <text:p><text:s text:c="3"/>7,777</text:p>
          </table:table-cell>
          <table:table-cell table:style-name="ce56" office:value-type="float" office:value="6376" calcext:value-type="float">
            <text:p><text:s text:c="3"/>6,376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6059" calcext:value-type="float">
            <text:p><text:s text:c="3"/>6,059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1941" calcext:value-type="float">
            <text:p><text:s text:c="3"/>51,941</text:p>
          </table:table-cell>
          <table:table-cell table:style-name="ce45" office:value-type="float" office:value="51093" calcext:value-type="float">
            <text:p><text:s text:c="3"/>51,093</text:p>
          </table:table-cell>
          <table:table-cell table:style-name="ce56" office:value-type="float" office:value="7086" calcext:value-type="float">
            <text:p><text:s text:c="3"/>7,086</text:p>
          </table:table-cell>
          <table:table-cell table:style-name="ce56" office:value-type="float" office:value="3862" calcext:value-type="float">
            <text:p><text:s text:c="3"/>3,862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1]+[.C52]" office:value-type="float" office:value="83493" calcext:value-type="float">
            <text:p><text:s text:c="3"/>83,493</text:p>
          </table:table-cell>
          <table:table-cell table:style-name="ce44" table:formula="of:=[.D51]+[.D52]" office:value-type="float" office:value="80780" calcext:value-type="float">
            <text:p><text:s text:c="3"/>80,780</text:p>
          </table:table-cell>
          <table:table-cell table:style-name="ce44" table:formula="of:=[.E51]+[.E52]" office:value-type="float" office:value="19233" calcext:value-type="float">
            <text:p><text:s text:c="3"/>19,233</text:p>
          </table:table-cell>
          <table:table-cell table:style-name="ce44" table:formula="of:=[.F51]+[.F52]" office:value-type="float" office:value="12260" calcext:value-type="float">
            <text:p><text:s text:c="3"/>12,260</text:p>
          </table:table-cell>
          <table:table-cell table:style-name="ce44" table:formula="of:=[.G51]+[.G52]" office:value-type="float" office:value="495" calcext:value-type="float">
            <text:p><text:s text:c="3"/>495</text:p>
          </table:table-cell>
          <table:table-cell table:style-name="ce44" table:formula="of:=[.H51]+[.H52]" office:value-type="float" office:value="267" calcext:value-type="float">
            <text:p><text:s text:c="3"/>267</text:p>
          </table:table-cell>
          <table:table-cell table:style-name="ce44" table:formula="of:=[.I51]+[.I52]" office:value-type="float" office:value="74" calcext:value-type="float">
            <text:p><text:s text:c="3"/>7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134" calcext:value-type="float">
            <text:p><text:s text:c="3"/>37,134</text:p>
          </table:table-cell>
          <table:table-cell table:style-name="ce45" office:value-type="float" office:value="36570" calcext:value-type="float">
            <text:p><text:s text:c="3"/>36,570</text:p>
          </table:table-cell>
          <table:table-cell table:style-name="ce56" office:value-type="float" office:value="10018" calcext:value-type="float">
            <text:p><text:s text:c="3"/>10,018</text:p>
          </table:table-cell>
          <table:table-cell table:style-name="ce56" office:value-type="float" office:value="7557" calcext:value-type="float">
            <text:p><text:s text:c="3"/>7,557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2302" calcext:value-type="float">
            <text:p><text:s text:c="3"/>12,302</text:p>
          </table:table-cell>
          <table:table-cell table:style-name="ce56" office:value-type="float" office:value="5275" calcext:value-type="float">
            <text:p><text:s text:c="3"/>5,27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6359" calcext:value-type="float">
            <text:p><text:s text:c="3"/>46,359</text:p>
          </table:table-cell>
          <table:table-cell table:style-name="ce45" office:value-type="float" office:value="44210" calcext:value-type="float">
            <text:p><text:s text:c="3"/>44,210</text:p>
          </table:table-cell>
          <table:table-cell table:style-name="ce56" office:value-type="float" office:value="9215" calcext:value-type="float">
            <text:p><text:s text:c="3"/>9,215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4]+[.C55]" office:value-type="float" office:value="75864" calcext:value-type="float">
            <text:p><text:s text:c="3"/>75,864</text:p>
          </table:table-cell>
          <table:table-cell table:style-name="ce44" table:formula="of:=[.D54]+[.D55]" office:value-type="float" office:value="72880" calcext:value-type="float">
            <text:p><text:s text:c="3"/>72,880</text:p>
          </table:table-cell>
          <table:table-cell table:style-name="ce44" table:formula="of:=[.E54]+[.E55]" office:value-type="float" office:value="19311" calcext:value-type="float">
            <text:p><text:s text:c="3"/>19,311</text:p>
          </table:table-cell>
          <table:table-cell table:style-name="ce44" table:formula="of:=[.F54]+[.F55]" office:value-type="float" office:value="11510" calcext:value-type="float">
            <text:p><text:s text:c="3"/>11,510</text:p>
          </table:table-cell>
          <table:table-cell table:style-name="ce44" table:formula="of:=[.G54]+[.G55]" office:value-type="float" office:value="465" calcext:value-type="float">
            <text:p><text:s text:c="3"/>465</text:p>
          </table:table-cell>
          <table:table-cell table:style-name="ce44" table:formula="of:=[.H54]+[.H55]" office:value-type="float" office:value="216" calcext:value-type="float">
            <text:p><text:s text:c="3"/>216</text:p>
          </table:table-cell>
          <table:table-cell table:style-name="ce44" table:formula="of:=[.I54]+[.I55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93" calcext:value-type="float">
            <text:p><text:s text:c="3"/>33,293</text:p>
          </table:table-cell>
          <table:table-cell table:style-name="ce45" office:value-type="float" office:value="32591" calcext:value-type="float">
            <text:p><text:s text:c="3"/>32,591</text:p>
          </table:table-cell>
          <table:table-cell table:style-name="ce56" office:value-type="float" office:value="10046" calcext:value-type="float">
            <text:p><text:s text:c="3"/>10,046</text:p>
          </table:table-cell>
          <table:table-cell table:style-name="ce56" office:value-type="float" office:value="7089" calcext:value-type="float">
            <text:p><text:s text:c="3"/>7,089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1713" calcext:value-type="float">
            <text:p><text:s text:c="3"/>11,713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2571" calcext:value-type="float">
            <text:p><text:s text:c="3"/>42,571</text:p>
          </table:table-cell>
          <table:table-cell table:style-name="ce45" office:value-type="float" office:value="40289" calcext:value-type="float">
            <text:p><text:s text:c="3"/>40,289</text:p>
          </table:table-cell>
          <table:table-cell table:style-name="ce56" office:value-type="float" office:value="9265" calcext:value-type="float">
            <text:p><text:s text:c="3"/>9,265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7]+[.C58]" office:value-type="float" office:value="77055" calcext:value-type="float">
            <text:p><text:s text:c="3"/>77,055</text:p>
          </table:table-cell>
          <table:table-cell table:style-name="ce44" table:formula="of:=[.D57]+[.D58]" office:value-type="float" office:value="71917" calcext:value-type="float">
            <text:p><text:s text:c="3"/>71,917</text:p>
          </table:table-cell>
          <table:table-cell table:style-name="ce44" table:formula="of:=[.E57]+[.E58]" office:value-type="float" office:value="19353" calcext:value-type="float">
            <text:p><text:s text:c="3"/>19,353</text:p>
          </table:table-cell>
          <table:table-cell table:style-name="ce44" table:formula="of:=[.F57]+[.F58]" office:value-type="float" office:value="11913" calcext:value-type="float">
            <text:p><text:s text:c="3"/>11,913</text:p>
          </table:table-cell>
          <table:table-cell table:style-name="ce44" table:formula="of:=[.G57]+[.G58]" office:value-type="float" office:value="443" calcext:value-type="float">
            <text:p><text:s text:c="3"/>443</text:p>
          </table:table-cell>
          <table:table-cell table:style-name="ce44" table:formula="of:=[.H57]+[.H58]" office:value-type="float" office:value="210" calcext:value-type="float">
            <text:p><text:s text:c="3"/>210</text:p>
          </table:table-cell>
          <table:table-cell table:style-name="ce44" table:formula="of:=[.I57]+[.I58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五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62];[.C65];[.C68];[.C71];[.C74])" office:value-type="float" office:value="475804" calcext:value-type="float">
            <text:p><text:s text:c="3"/>475,804</text:p>
          </table:table-cell>
          <table:table-cell table:style-name="ce47" table:formula="of:=SUM([.D62];[.D65];[.D68];[.D71];[.D74])" office:value-type="float" office:value="464227" calcext:value-type="float">
            <text:p><text:s text:c="3"/>464,227</text:p>
          </table:table-cell>
          <table:table-cell table:style-name="ce47" table:formula="of:=SUM([.E62];[.E65];[.E68];[.E71];[.E74])" office:value-type="float" office:value="81360" calcext:value-type="float">
            <text:p><text:s text:c="3"/>81,360</text:p>
          </table:table-cell>
          <table:table-cell table:style-name="ce47" table:formula="of:=SUM([.F62];[.F65];[.F68];[.F71];[.F74])" office:value-type="float" office:value="62869" calcext:value-type="float">
            <text:p><text:s text:c="3"/>62,869</text:p>
          </table:table-cell>
          <table:table-cell table:style-name="ce47" table:formula="of:=SUM([.G62];[.G65];[.G68];[.G71];[.G74])" office:value-type="float" office:value="2163" calcext:value-type="float">
            <text:p><text:s text:c="3"/>2,163</text:p>
          </table:table-cell>
          <table:table-cell table:style-name="ce47" table:formula="of:=SUM([.H62];[.H65];[.H68];[.H71];[.H74])" office:value-type="float" office:value="1054" calcext:value-type="float">
            <text:p><text:s text:c="3"/>1,054</text:p>
          </table:table-cell>
          <table:table-cell table:style-name="ce47" table:formula="of:=SUM([.I62];[.I65];[.I68];[.I71];[.I74])" office:value-type="float" office:value="493" calcext:value-type="float">
            <text:p><text:s text:c="3"/>493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63];[.C66];[.C69];[.C72];[.C75])" office:value-type="float" office:value="210850" calcext:value-type="float">
            <text:p><text:s text:c="3"/>210,850</text:p>
          </table:table-cell>
          <table:table-cell table:style-name="ce41" table:formula="of:=SUM([.D63];[.D66];[.D69];[.D72];[.D75])" office:value-type="float" office:value="208669" calcext:value-type="float">
            <text:p><text:s text:c="3"/>208,669</text:p>
          </table:table-cell>
          <table:table-cell table:style-name="ce41" table:formula="of:=SUM([.E63];[.E66];[.E69];[.E72];[.E75])" office:value-type="float" office:value="42698" calcext:value-type="float">
            <text:p><text:s text:c="3"/>42,698</text:p>
          </table:table-cell>
          <table:table-cell table:style-name="ce41" table:formula="of:=SUM([.F63];[.F66];[.F69];[.F72];[.F75])" office:value-type="float" office:value="38796" calcext:value-type="float">
            <text:p><text:s text:c="3"/>38,796</text:p>
          </table:table-cell>
          <table:table-cell table:style-name="ce41" table:formula="of:=SUM([.G63];[.G66];[.G69];[.G72];[.G75])" office:value-type="float" office:value="1128" calcext:value-type="float">
            <text:p><text:s text:c="3"/>1,128</text:p>
          </table:table-cell>
          <table:table-cell table:style-name="ce41" table:formula="of:=SUM([.H63];[.H66];[.H69];[.H72];[.H75])" office:value-type="float" office:value="513" calcext:value-type="float">
            <text:p><text:s text:c="3"/>513</text:p>
          </table:table-cell>
          <table:table-cell table:style-name="ce41" table:formula="of:=SUM([.I63];[.I66];[.I69];[.I72];[.I75])" office:value-type="float" office:value="261" calcext:value-type="float">
            <text:p><text:s text:c="3"/>261</text:p>
          </table:table-cell>
          <table:table-cell table:style-name="ce41" table:formula="of:=SUM([.J63];[.J66];[.J69];[.J72];[.J75])" office:value-type="float" office:value="66705" calcext:value-type="float">
            <text:p><text:s text:c="3"/>66,705</text:p>
          </table:table-cell>
          <table:table-cell table:style-name="ce39" table:formula="of:=SUM([.K63];[.K66];[.K69];[.K72];[.K75])" office:value-type="float" office:value="22629" calcext:value-type="float">
            <text:p><text:s text:c="3"/>22,62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64];[.C67];[.C70];[.C73];[.C76])" office:value-type="float" office:value="264954" calcext:value-type="float">
            <text:p><text:s text:c="3"/>264,954</text:p>
          </table:table-cell>
          <table:table-cell table:style-name="ce42" table:formula="of:=SUM([.D64];[.D67];[.D70];[.D73];[.D76])" office:value-type="float" office:value="255558" calcext:value-type="float">
            <text:p><text:s text:c="3"/>255,558</text:p>
          </table:table-cell>
          <table:table-cell table:style-name="ce42" table:formula="of:=SUM([.E64];[.E67];[.E70];[.E73];[.E76])" office:value-type="float" office:value="38662" calcext:value-type="float">
            <text:p><text:s text:c="3"/>38,662</text:p>
          </table:table-cell>
          <table:table-cell table:style-name="ce42" table:formula="of:=SUM([.F64];[.F67];[.F70];[.F73];[.F76])" office:value-type="float" office:value="24073" calcext:value-type="float">
            <text:p><text:s text:c="3"/>24,073</text:p>
          </table:table-cell>
          <table:table-cell table:style-name="ce42" table:formula="of:=SUM([.G64];[.G67];[.G70];[.G73];[.G76])" office:value-type="float" office:value="1035" calcext:value-type="float">
            <text:p><text:s text:c="3"/>1,035</text:p>
          </table:table-cell>
          <table:table-cell table:style-name="ce42" table:formula="of:=SUM([.H64];[.H67];[.H70];[.H73];[.H76])" office:value-type="float" office:value="541" calcext:value-type="float">
            <text:p><text:s text:c="3"/>541</text:p>
          </table:table-cell>
          <table:table-cell table:style-name="ce42" table:formula="of:=SUM([.I64];[.I67];[.I70];[.I73];[.I76])" office:value-type="float" office:value="232" calcext:value-type="float">
            <text:p><text:s text:c="3"/>232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3]+[.C64]" office:value-type="float" office:value="86934" calcext:value-type="float">
            <text:p><text:s text:c="3"/>86,934</text:p>
          </table:table-cell>
          <table:table-cell table:style-name="ce44" table:formula="of:=[.D63]+[.D64]" office:value-type="float" office:value="84261" calcext:value-type="float">
            <text:p><text:s text:c="3"/>84,261</text:p>
          </table:table-cell>
          <table:table-cell table:style-name="ce44" table:formula="of:=[.E63]+[.E64]" office:value-type="float" office:value="18323" calcext:value-type="float">
            <text:p><text:s text:c="3"/>18,323</text:p>
          </table:table-cell>
          <table:table-cell table:style-name="ce44" table:formula="of:=[.F63]+[.F64]" office:value-type="float" office:value="12897" calcext:value-type="float">
            <text:p><text:s text:c="3"/>12,897</text:p>
          </table:table-cell>
          <table:table-cell table:style-name="ce44" table:formula="of:=[.G63]+[.G64]" office:value-type="float" office:value="451" calcext:value-type="float">
            <text:p><text:s text:c="3"/>451</text:p>
          </table:table-cell>
          <table:table-cell table:style-name="ce44" table:formula="of:=[.H63]+[.H64]" office:value-type="float" office:value="231" calcext:value-type="float">
            <text:p><text:s text:c="3"/>231</text:p>
          </table:table-cell>
          <table:table-cell table:style-name="ce44" table:formula="of:=[.I63]+[.I64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6]+[.C67]" office:value-type="float" office:value="79900" calcext:value-type="float">
            <text:p><text:s text:c="3"/>79,900</text:p>
          </table:table-cell>
          <table:table-cell table:style-name="ce44" table:formula="of:=[.D66]+[.D67]" office:value-type="float" office:value="75997" calcext:value-type="float">
            <text:p><text:s text:c="3"/>75,997</text:p>
          </table:table-cell>
          <table:table-cell table:style-name="ce44" table:formula="of:=[.E66]+[.E67]" office:value-type="float" office:value="16065" calcext:value-type="float">
            <text:p><text:s text:c="3"/>16,065</text:p>
          </table:table-cell>
          <table:table-cell table:style-name="ce44" table:formula="of:=[.F66]+[.F67]" office:value-type="float" office:value="12805" calcext:value-type="float">
            <text:p><text:s text:c="3"/>12,805</text:p>
          </table:table-cell>
          <table:table-cell table:style-name="ce44" table:formula="of:=[.G66]+[.G67]" office:value-type="float" office:value="407" calcext:value-type="float">
            <text:p><text:s text:c="3"/>407</text:p>
          </table:table-cell>
          <table:table-cell table:style-name="ce44" table:formula="of:=[.H66]+[.H67]" office:value-type="float" office:value="197" calcext:value-type="float">
            <text:p><text:s text:c="3"/>197</text:p>
          </table:table-cell>
          <table:table-cell table:style-name="ce44" table:formula="of:=[.I66]+[.I67]" office:value-type="float" office:value="70" calcext:value-type="float">
            <text:p><text:s text:c="3"/>70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380" calcext:value-type="float">
            <text:p><text:s text:c="3"/>35,380</text:p>
          </table:table-cell>
          <table:table-cell table:style-name="ce45" office:value-type="float" office:value="34035" calcext:value-type="float">
            <text:p><text:s text:c="3"/>34,035</text:p>
          </table:table-cell>
          <table:table-cell table:style-name="ce56" office:value-type="float" office:value="8373" calcext:value-type="float">
            <text:p><text:s text:c="3"/>8,373</text:p>
          </table:table-cell>
          <table:table-cell table:style-name="ce56" office:value-type="float" office:value="7989" calcext:value-type="float">
            <text:p><text:s text:c="3"/>7,989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2249" calcext:value-type="float">
            <text:p><text:s text:c="3"/>12,249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4520" calcext:value-type="float">
            <text:p><text:s text:c="3"/>44,520</text:p>
          </table:table-cell>
          <table:table-cell table:style-name="ce45" office:value-type="float" office:value="41962" calcext:value-type="float">
            <text:p><text:s text:c="3"/>41,962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4816" calcext:value-type="float">
            <text:p><text:s text:c="3"/>4,816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9]+[.C70]" office:value-type="float" office:value="91775" calcext:value-type="float">
            <text:p><text:s text:c="3"/>91,775</text:p>
          </table:table-cell>
          <table:table-cell table:style-name="ce44" table:formula="of:=[.D69]+[.D70]" office:value-type="float" office:value="89333" calcext:value-type="float">
            <text:p><text:s text:c="3"/>89,333</text:p>
          </table:table-cell>
          <table:table-cell table:style-name="ce44" table:formula="of:=[.E69]+[.E70]" office:value-type="float" office:value="16114" calcext:value-type="float">
            <text:p><text:s text:c="3"/>16,114</text:p>
          </table:table-cell>
          <table:table-cell table:style-name="ce44" table:formula="of:=[.F69]+[.F70]" office:value-type="float" office:value="13378" calcext:value-type="float">
            <text:p><text:s text:c="3"/>13,378</text:p>
          </table:table-cell>
          <table:table-cell table:style-name="ce44" table:formula="of:=[.G69]+[.G70]" office:value-type="float" office:value="436" calcext:value-type="float">
            <text:p><text:s text:c="3"/>436</text:p>
          </table:table-cell>
          <table:table-cell table:style-name="ce44" table:formula="of:=[.H69]+[.H70]" office:value-type="float" office:value="174" calcext:value-type="float">
            <text:p><text:s text:c="3"/>174</text:p>
          </table:table-cell>
          <table:table-cell table:style-name="ce44" table:formula="of:=[.I69]+[.I70]" office:value-type="float" office:value="116" calcext:value-type="float">
            <text:p><text:s text:c="3"/>11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1320" calcext:value-type="float">
            <text:p><text:s text:c="3"/>41,320</text:p>
          </table:table-cell>
          <table:table-cell table:style-name="ce45" office:value-type="float" office:value="40891" calcext:value-type="float">
            <text:p><text:s text:c="3"/>40,891</text:p>
          </table:table-cell>
          <table:table-cell table:style-name="ce56" office:value-type="float" office:value="8439" calcext:value-type="float">
            <text:p><text:s text:c="3"/>8,439</text:p>
          </table:table-cell>
          <table:table-cell table:style-name="ce56" office:value-type="float" office:value="8298" calcext:value-type="float">
            <text:p><text:s text:c="3"/>8,298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0232" calcext:value-type="float">
            <text:p><text:s text:c="3"/>10,232</text:p>
          </table:table-cell>
          <table:table-cell table:style-name="ce56" office:value-type="float" office:value="4735" calcext:value-type="float">
            <text:p><text:s text:c="3"/>4,73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455" calcext:value-type="float">
            <text:p><text:s text:c="3"/>50,455</text:p>
          </table:table-cell>
          <table:table-cell table:style-name="ce45" office:value-type="float" office:value="48442" calcext:value-type="float">
            <text:p><text:s text:c="3"/>48,442</text:p>
          </table:table-cell>
          <table:table-cell table:style-name="ce56" office:value-type="float" office:value="7675" calcext:value-type="float">
            <text:p><text:s text:c="3"/>7,675</text:p>
          </table:table-cell>
          <table:table-cell table:style-name="ce56" office:value-type="float" office:value="5080" calcext:value-type="float">
            <text:p><text:s text:c="3"/>5,0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2]+[.C73]" office:value-type="float" office:value="105190" calcext:value-type="float">
            <text:p><text:s text:c="3"/>105,190</text:p>
          </table:table-cell>
          <table:table-cell table:style-name="ce44" table:formula="of:=[.D72]+[.D73]" office:value-type="float" office:value="104058" calcext:value-type="float">
            <text:p><text:s text:c="3"/>104,058</text:p>
          </table:table-cell>
          <table:table-cell table:style-name="ce44" table:formula="of:=[.E72]+[.E73]" office:value-type="float" office:value="15549" calcext:value-type="float">
            <text:p><text:s text:c="3"/>15,549</text:p>
          </table:table-cell>
          <table:table-cell table:style-name="ce44" table:formula="of:=[.F72]+[.F73]" office:value-type="float" office:value="12195" calcext:value-type="float">
            <text:p><text:s text:c="3"/>12,195</text:p>
          </table:table-cell>
          <table:table-cell table:style-name="ce44" table:formula="of:=[.G72]+[.G73]" office:value-type="float" office:value="456" calcext:value-type="float">
            <text:p><text:s text:c="3"/>456</text:p>
          </table:table-cell>
          <table:table-cell table:style-name="ce44" table:formula="of:=[.H72]+[.H73]" office:value-type="float" office:value="239" calcext:value-type="float">
            <text:p><text:s text:c="3"/>239</text:p>
          </table:table-cell>
          <table:table-cell table:style-name="ce44" table:formula="of:=[.I72]+[.I73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560" calcext:value-type="float">
            <text:p><text:s text:c="3"/>47,560</text:p>
          </table:table-cell>
          <table:table-cell table:style-name="ce45" office:value-type="float" office:value="47745" calcext:value-type="float">
            <text:p><text:s text:c="3"/>47,745</text:p>
          </table:table-cell>
          <table:table-cell table:style-name="ce56" office:value-type="float" office:value="8229" calcext:value-type="float">
            <text:p><text:s text:c="3"/>8,229</text:p>
          </table:table-cell>
          <table:table-cell table:style-name="ce56" office:value-type="float" office:value="7469" calcext:value-type="float">
            <text:p><text:s text:c="3"/>7,469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0056" calcext:value-type="float">
            <text:p><text:s text:c="3"/>10,056</text:p>
          </table:table-cell>
          <table:table-cell table:style-name="ce56" office:value-type="float" office:value="4813" calcext:value-type="float">
            <text:p><text:s text:c="3"/>4,8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0" calcext:value-type="float">
            <text:p><text:s text:c="3"/>57,630</text:p>
          </table:table-cell>
          <table:table-cell table:style-name="ce45" office:value-type="float" office:value="56313" calcext:value-type="float">
            <text:p><text:s text:c="3"/>56,313</text:p>
          </table:table-cell>
          <table:table-cell table:style-name="ce56" office:value-type="float" office:value="7320" calcext:value-type="float">
            <text:p><text:s text:c="3"/>7,320</text:p>
          </table:table-cell>
          <table:table-cell table:style-name="ce56" office:value-type="float" office:value="4726" calcext:value-type="float">
            <text:p><text:s text:c="3"/>4,726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112005" calcext:value-type="float">
            <text:p><text:s text:c="3"/>112,005</text:p>
          </table:table-cell>
          <table:table-cell table:style-name="ce44" table:formula="of:=[.D75]+[.D76]" office:value-type="float" office:value="110578" calcext:value-type="float">
            <text:p><text:s text:c="3"/>110,578</text:p>
          </table:table-cell>
          <table:table-cell table:style-name="ce44" table:formula="of:=[.E75]+[.E76]" office:value-type="float" office:value="15309" calcext:value-type="float">
            <text:p><text:s text:c="3"/>15,309</text:p>
          </table:table-cell>
          <table:table-cell table:style-name="ce44" table:formula="of:=[.F75]+[.F76]" office:value-type="float" office:value="11594" calcext:value-type="float">
            <text:p><text:s text:c="3"/>11,594</text:p>
          </table:table-cell>
          <table:table-cell table:style-name="ce44" table:formula="of:=[.G75]+[.G76]" office:value-type="float" office:value="413" calcext:value-type="float">
            <text:p><text:s text:c="3"/>413</text:p>
          </table:table-cell>
          <table:table-cell table:style-name="ce44" table:formula="of:=[.H75]+[.H76]" office:value-type="float" office:value="213" calcext:value-type="float">
            <text:p><text:s text:c="3"/>213</text:p>
          </table:table-cell>
          <table:table-cell table:style-name="ce44" table:formula="of:=[.I75]+[.I76]" office:value-type="float" office:value="106" calcext:value-type="float">
            <text:p><text:s text:c="3"/>10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25" calcext:value-type="float">
            <text:p><text:s text:c="3"/>49,725</text:p>
          </table:table-cell>
          <table:table-cell table:style-name="ce45" office:value-type="float" office:value="49726" calcext:value-type="float">
            <text:p><text:s text:c="3"/>49,726</text:p>
          </table:table-cell>
          <table:table-cell table:style-name="ce56" office:value-type="float" office:value="8067" calcext:value-type="float">
            <text:p><text:s text:c="3"/>8,067</text:p>
          </table:table-cell>
          <table:table-cell table:style-name="ce56" office:value-type="float" office:value="7116" calcext:value-type="float">
            <text:p><text:s text:c="3"/>7,116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56" office:value-type="float" office:value="16189" calcext:value-type="float">
            <text:p><text:s text:c="3"/>16,189</text:p>
          </table:table-cell>
          <table:table-cell table:style-name="ce56" office:value-type="float" office:value="4972" calcext:value-type="float">
            <text:p><text:s text:c="3"/>4,97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2280" calcext:value-type="float">
            <text:p><text:s text:c="3"/>62,280</text:p>
          </table:table-cell>
          <table:table-cell table:style-name="ce45" office:value-type="float" office:value="60852" calcext:value-type="float">
            <text:p><text:s text:c="3"/>60,852</text:p>
          </table:table-cell>
          <table:table-cell table:style-name="ce56" office:value-type="float" office:value="7242" calcext:value-type="float">
            <text:p><text:s text:c="3"/>7,242</text:p>
          </table:table-cell>
          <table:table-cell table:style-name="ce56" office:value-type="float" office:value="4478" calcext:value-type="float">
            <text:p><text:s text:c="3"/>4,478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-3.80221932114883" calcext:value-type="float">
            <text:p><text:s text:c="3"/>－3.80</text:p>
          </table:table-cell>
          <table:table-cell table:style-name="ce48" table:formula="of:=([.D74]-[.D35])/[.D35]*100" office:value-type="float" office:value="-2.51518544313283" calcext:value-type="float">
            <text:p><text:s text:c="3"/>－2.52</text:p>
          </table:table-cell>
          <table:table-cell table:style-name="ce48" table:formula="of:=([.E74]-[.E35])/[.E35]*100" office:value-type="float" office:value="-7.00965802101682" calcext:value-type="float">
            <text:p><text:s text:c="3"/>－7.01</text:p>
          </table:table-cell>
          <table:table-cell table:style-name="ce48" table:formula="of:=([.F74]-[.F35])/[.F35]*100" office:value-type="float" office:value="-4.04700819332947" calcext:value-type="float">
            <text:p><text:s text:c="3"/>－4.05</text:p>
          </table:table-cell>
          <table:table-cell table:style-name="ce48" table:formula="of:=([.G74]-[.G35])/[.G35]*100" office:value-type="float" office:value="-6.56108597285068" calcext:value-type="float">
            <text:p><text:s text:c="3"/>－6.56</text:p>
          </table:table-cell>
          <table:table-cell table:style-name="ce48" table:formula="of:=([.H74]-[.H35])/[.H35]*100" office:value-type="float" office:value="7.03517587939699" calcext:value-type="float">
            <text:p><text:s/>7.04</text:p>
          </table:table-cell>
          <table:table-cell table:style-name="ce48" table:formula="of:=([.I74]-[.I35])/[.I35]*100" office:value-type="float" office:value="76.6666666666667" calcext:value-type="float">
            <text:p><text:s/>76.67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-4.65370455591348" calcext:value-type="float">
            <text:p><text:s text:c="3"/>－4.65</text:p>
          </table:table-cell>
          <table:table-cell table:style-name="ce49" table:formula="of:=([.D75]-[.D36])/[.D36]*100" office:value-type="float" office:value="-3.92781931644738" calcext:value-type="float">
            <text:p><text:s text:c="3"/>－3.93</text:p>
          </table:table-cell>
          <table:table-cell table:style-name="ce49" table:formula="of:=([.E75]-[.E36])/[.E36]*100" office:value-type="float" office:value="-6.70752862264369" calcext:value-type="float">
            <text:p><text:s text:c="3"/>－6.71</text:p>
          </table:table-cell>
          <table:table-cell table:style-name="ce49" table:formula="of:=([.F75]-[.F36])/[.F36]*100" office:value-type="float" office:value="-3.61641609101991" calcext:value-type="float">
            <text:p><text:s text:c="3"/>－3.62</text:p>
          </table:table-cell>
          <table:table-cell table:style-name="ce49" table:formula="of:=([.G75]-[.G36])/[.G36]*100" office:value-type="float" office:value="-6.49350649350649" calcext:value-type="float">
            <text:p><text:s text:c="3"/>－6.49</text:p>
          </table:table-cell>
          <table:table-cell table:style-name="ce49" table:formula="of:=([.H75]-[.H36])/[.H36]*100" office:value-type="float" office:value="2.02020202020202" calcext:value-type="float">
            <text:p><text:s/>2.02</text:p>
          </table:table-cell>
          <table:table-cell table:style-name="ce49" table:formula="of:=([.I75]-[.I36])/[.I36]*100" office:value-type="float" office:value="69.6969696969697" calcext:value-type="float">
            <text:p><text:s/>69.70</text:p>
          </table:table-cell>
          <table:table-cell table:style-name="ce49" table:formula="of:=([.J75]-[.J36])/[.J36]*100" office:value-type="float" office:value="12.7524724892046" calcext:value-type="float">
            <text:p><text:s/>12.75</text:p>
          </table:table-cell>
          <table:table-cell table:style-name="ce81" table:formula="of:=([.K75]-[.K36])/[.K36]*100" office:value-type="float" office:value="-9.40233236151603" calcext:value-type="float">
            <text:p><text:s text:c="3"/>－9.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-3.11138767890479" calcext:value-type="float">
            <text:p><text:s text:c="3"/>－3.11</text:p>
          </table:table-cell>
          <table:table-cell table:style-name="ce50" table:formula="of:=([.D76]-[.D37])/[.D37]*100" office:value-type="float" office:value="-1.32961473602283" calcext:value-type="float">
            <text:p><text:s text:c="3"/>－1.33</text:p>
          </table:table-cell>
          <table:table-cell table:style-name="ce50" table:formula="of:=([.E76]-[.E37])/[.E37]*100" office:value-type="float" office:value="-7.3439099283521" calcext:value-type="float">
            <text:p><text:s text:c="3"/>－7.34</text:p>
          </table:table-cell>
          <table:table-cell table:style-name="ce50" table:formula="of:=([.F76]-[.F37])/[.F37]*100" office:value-type="float" office:value="-4.72340425531915" calcext:value-type="float">
            <text:p><text:s text:c="3"/>－4.72</text:p>
          </table:table-cell>
          <table:table-cell table:style-name="ce50" table:formula="of:=([.G76]-[.G37])/[.G37]*100" office:value-type="float" office:value="-6.63507109004739" calcext:value-type="float">
            <text:p><text:s text:c="3"/>－6.64</text:p>
          </table:table-cell>
          <table:table-cell table:style-name="ce50" table:formula="of:=([.H76]-[.H37])/[.H37]*100" office:value-type="float" office:value="12" calcext:value-type="float">
            <text:p><text:s/>12.00</text:p>
          </table:table-cell>
          <table:table-cell table:style-name="ce50" table:formula="of:=([.I76]-[.I37])/[.I37]*100" office:value-type="float" office:value="85.1851851851852" calcext:value-type="float">
            <text:p><text:s/>85.19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71])/[.C71]*100" office:value-type="float" office:value="6.47875273314954" calcext:value-type="float">
            <text:p><text:s/>6.48</text:p>
          </table:table-cell>
          <table:table-cell table:style-name="ce51" table:formula="of:=([.D74]-[.D71])/[.D71]*100" office:value-type="float" office:value="6.26573641622941" calcext:value-type="float">
            <text:p><text:s/>6.27</text:p>
          </table:table-cell>
          <table:table-cell table:style-name="ce51" table:formula="of:=([.E74]-[.E71])/[.E71]*100" office:value-type="float" office:value="-1.54350762106888" calcext:value-type="float">
            <text:p><text:s text:c="3"/>－1.54</text:p>
          </table:table-cell>
          <table:table-cell table:style-name="ce51" table:formula="of:=([.F74]-[.F71])/[.F71]*100" office:value-type="float" office:value="-4.92824928249283" calcext:value-type="float">
            <text:p><text:s text:c="3"/>－4.93</text:p>
          </table:table-cell>
          <table:table-cell table:style-name="ce51" table:formula="of:=([.G74]-[.G71])/[.G71]*100" office:value-type="float" office:value="-9.42982456140351" calcext:value-type="float">
            <text:p><text:s text:c="3"/>－9.43</text:p>
          </table:table-cell>
          <table:table-cell table:style-name="ce51" table:formula="of:=([.H74]-[.H71])/[.H71]*100" office:value-type="float" office:value="-10.8786610878661" calcext:value-type="float">
            <text:p><text:s text:c="3"/>－10.88</text:p>
          </table:table-cell>
          <table:table-cell table:style-name="ce51" table:formula="of:=([.I74]-[.I71])/[.I71]*100" office:value-type="float" office:value="4.95049504950495" calcext:value-type="float">
            <text:p><text:s/>4.9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72])/[.C72]*100" office:value-type="float" office:value="4.55214465937763" calcext:value-type="float">
            <text:p><text:s/>4.55</text:p>
          </table:table-cell>
          <table:table-cell table:style-name="ce49" table:formula="of:=([.D75]-[.D72])/[.D72]*100" office:value-type="float" office:value="4.14912556288617" calcext:value-type="float">
            <text:p><text:s/>4.15</text:p>
          </table:table-cell>
          <table:table-cell table:style-name="ce49" table:formula="of:=([.E75]-[.E72])/[.E72]*100" office:value-type="float" office:value="-1.9686474662778" calcext:value-type="float">
            <text:p><text:s text:c="3"/>－1.97</text:p>
          </table:table-cell>
          <table:table-cell table:style-name="ce49" table:formula="of:=([.F75]-[.F72])/[.F72]*100" office:value-type="float" office:value="-4.72620163341813" calcext:value-type="float">
            <text:p><text:s text:c="3"/>－4.73</text:p>
          </table:table-cell>
          <table:table-cell table:style-name="ce49" table:formula="of:=([.G75]-[.G72])/[.G72]*100" office:value-type="float" office:value="-12.9032258064516" calcext:value-type="float">
            <text:p><text:s text:c="3"/>－12.90</text:p>
          </table:table-cell>
          <table:table-cell table:style-name="ce49" table:formula="of:=([.H75]-[.H72])/[.H72]*100" office:value-type="float" office:value="-9.00900900900901" calcext:value-type="float">
            <text:p><text:s text:c="3"/>－9.01</text:p>
          </table:table-cell>
          <table:table-cell table:style-name="ce49" table:formula="of:=([.I75]-[.I72])/[.I72]*100" office:value-type="float" office:value="5.66037735849057" calcext:value-type="float">
            <text:p><text:s/>5.66</text:p>
          </table:table-cell>
          <table:table-cell table:style-name="ce49" table:formula="of:=([.J75]-[.J72])/[.J72]*100" office:value-type="float" office:value="60.9884645982498" calcext:value-type="float">
            <text:p><text:s/>60.99</text:p>
          </table:table-cell>
          <table:table-cell table:style-name="ce81" table:formula="of:=([.K75]-[.K72])/[.K72]*100" office:value-type="float" office:value="3.3035528776231" calcext:value-type="float">
            <text:p><text:s/>3.3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3])/[.C73]*100" office:value-type="float" office:value="8.06871421134826" calcext:value-type="float">
            <text:p><text:s/>8.07</text:p>
          </table:table-cell>
          <table:table-cell table:style-name="ce50" table:formula="of:=([.D76]-[.D73])/[.D73]*100" office:value-type="float" office:value="8.06030579084758" calcext:value-type="float">
            <text:p><text:s/>8.06</text:p>
          </table:table-cell>
          <table:table-cell table:style-name="ce50" table:formula="of:=([.E76]-[.E73])/[.E73]*100" office:value-type="float" office:value="-1.0655737704918" calcext:value-type="float">
            <text:p><text:s text:c="3"/>－1.07</text:p>
          </table:table-cell>
          <table:table-cell table:style-name="ce50" table:formula="of:=([.F76]-[.F73])/[.F73]*100" office:value-type="float" office:value="-5.2475666525603" calcext:value-type="float">
            <text:p><text:s text:c="3"/>－5.25</text:p>
          </table:table-cell>
          <table:table-cell table:style-name="ce50" table:formula="of:=([.G76]-[.G73])/[.G73]*100" office:value-type="float" office:value="-5.28846153846154" calcext:value-type="float">
            <text:p><text:s text:c="3"/>－5.29</text:p>
          </table:table-cell>
          <table:table-cell table:style-name="ce50" table:formula="of:=([.H76]-[.H73])/[.H73]*100" office:value-type="float" office:value="-12.5" calcext:value-type="float">
            <text:p><text:s text:c="3"/>－12.50</text:p>
          </table:table-cell>
          <table:table-cell table:style-name="ce50" table:formula="of:=([.I76]-[.I73])/[.I73]*100" office:value-type="float" office:value="4.16666666666667" calcext:value-type="float">
            <text:p><text:s/>4.17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2" table:default-cell-style-name="ce25"/>
        <table:table-column table:style-name="co12" table:number-columns-repeated="7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5 月 份" calcext:value-type="string" table:number-columns-spanned="11" table:number-rows-spanned="1">
              <text:p><text:s/>中 華 民 國 97 年 5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112005" calcext:value-type="float">
            <text:p><text:s text:c="3"/>112,005</text:p>
          </table:table-cell>
          <table:table-cell table:style-name="ce54" table:formula="of:=[.D6]+[.D7]" office:value-type="float" office:value="110578" calcext:value-type="float">
            <text:p><text:s text:c="3"/>110,578</text:p>
          </table:table-cell>
          <table:table-cell table:style-name="ce54" table:formula="of:=[.E6]+[.E7]" office:value-type="float" office:value="15309" calcext:value-type="float">
            <text:p><text:s text:c="3"/>15,309</text:p>
          </table:table-cell>
          <table:table-cell table:style-name="ce54" table:formula="of:=[.F6]+[.F7]" office:value-type="float" office:value="11594" calcext:value-type="float">
            <text:p><text:s text:c="3"/>11,594</text:p>
          </table:table-cell>
          <table:table-cell table:style-name="ce54" table:formula="of:=[.G6]+[.G7]" office:value-type="float" office:value="413" calcext:value-type="float">
            <text:p><text:s text:c="3"/>413</text:p>
          </table:table-cell>
          <table:table-cell table:style-name="ce54" table:formula="of:=[.H6]+[.H7]" office:value-type="float" office:value="213" calcext:value-type="float">
            <text:p><text:s text:c="3"/>213</text:p>
          </table:table-cell>
          <table:table-cell table:style-name="ce54" table:formula="of:=[.I6]+[.I7]" office:value-type="float" office:value="106" calcext:value-type="float">
            <text:p><text:s text:c="3"/>106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49725" calcext:value-type="float">
            <text:p><text:s text:c="3"/>49,725</text:p>
          </table:table-cell>
          <table:table-cell table:style-name="ce54" table:formula="of:=[.D9]+[.D84]" office:value-type="float" office:value="49726" calcext:value-type="float">
            <text:p><text:s text:c="3"/>49,726</text:p>
          </table:table-cell>
          <table:table-cell table:style-name="ce54" table:formula="of:=[.E9]+[.E84]" office:value-type="float" office:value="8067" calcext:value-type="float">
            <text:p><text:s text:c="3"/>8,067</text:p>
          </table:table-cell>
          <table:table-cell table:style-name="ce54" table:formula="of:=[.F9]+[.F84]" office:value-type="float" office:value="7116" calcext:value-type="float">
            <text:p><text:s text:c="3"/>7,116</text:p>
          </table:table-cell>
          <table:table-cell table:style-name="ce54" table:formula="of:=[.G9]+[.G84]" office:value-type="float" office:value="216" calcext:value-type="float">
            <text:p><text:s text:c="3"/>216</text:p>
          </table:table-cell>
          <table:table-cell table:style-name="ce54" table:formula="of:=[.H9]+[.H84]" office:value-type="float" office:value="101" calcext:value-type="float">
            <text:p><text:s text:c="3"/>101</text:p>
          </table:table-cell>
          <table:table-cell table:style-name="ce54" table:formula="of:=[.I9]+[.I84]" office:value-type="float" office:value="56" calcext:value-type="float">
            <text:p><text:s text:c="3"/>56</text:p>
          </table:table-cell>
          <table:table-cell table:style-name="ce54" table:formula="of:=[.J9]+[.J84]" office:value-type="float" office:value="16189" calcext:value-type="float">
            <text:p><text:s text:c="3"/>16,189</text:p>
          </table:table-cell>
          <table:table-cell table:style-name="ce54" table:formula="of:=[.K9]+[.K84]" office:value-type="float" office:value="4972" calcext:value-type="float">
            <text:p><text:s text:c="3"/>4,972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62280" calcext:value-type="float">
            <text:p><text:s text:c="3"/>62,280</text:p>
          </table:table-cell>
          <table:table-cell table:style-name="ce66" table:formula="of:=[.D10]+[.D85]" office:value-type="float" office:value="60852" calcext:value-type="float">
            <text:p><text:s text:c="3"/>60,852</text:p>
          </table:table-cell>
          <table:table-cell table:style-name="ce66" table:formula="of:=[.E10]+[.E85]" office:value-type="float" office:value="7242" calcext:value-type="float">
            <text:p><text:s text:c="3"/>7,242</text:p>
          </table:table-cell>
          <table:table-cell table:style-name="ce66" table:formula="of:=[.F10]+[.F85]" office:value-type="float" office:value="4478" calcext:value-type="float">
            <text:p><text:s text:c="3"/>4,478</text:p>
          </table:table-cell>
          <table:table-cell table:style-name="ce66" table:formula="of:=[.G10]+[.G85]" office:value-type="float" office:value="197" calcext:value-type="float">
            <text:p><text:s text:c="3"/>197</text:p>
          </table:table-cell>
          <table:table-cell table:style-name="ce66" table:formula="of:=[.H10]+[.H85]" office:value-type="float" office:value="112" calcext:value-type="float">
            <text:p><text:s text:c="3"/>112</text:p>
          </table:table-cell>
          <table:table-cell table:style-name="ce66" table:formula="of:=[.I10]+[.I85]" office:value-type="float" office:value="50" calcext:value-type="float">
            <text:p><text:s text:c="3"/>50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111368" calcext:value-type="float">
            <text:p><text:s text:c="3"/>111,368</text:p>
          </table:table-cell>
          <table:table-cell table:style-name="ce54" table:formula="of:=[.D9]+[.D10]" office:value-type="float" office:value="110181" calcext:value-type="float">
            <text:p><text:s text:c="3"/>110,181</text:p>
          </table:table-cell>
          <table:table-cell table:style-name="ce54" table:formula="of:=[.E9]+[.E10]" office:value-type="float" office:value="15223" calcext:value-type="float">
            <text:p><text:s text:c="3"/>15,223</text:p>
          </table:table-cell>
          <table:table-cell table:style-name="ce54" table:formula="of:=[.F9]+[.F10]" office:value-type="float" office:value="11550" calcext:value-type="float">
            <text:p><text:s text:c="3"/>11,550</text:p>
          </table:table-cell>
          <table:table-cell table:style-name="ce54" table:formula="of:=[.G9]+[.G10]" office:value-type="float" office:value="412" calcext:value-type="float">
            <text:p><text:s text:c="3"/>412</text:p>
          </table:table-cell>
          <table:table-cell table:style-name="ce54" table:formula="of:=[.H9]+[.H10]" office:value-type="float" office:value="212" calcext:value-type="float">
            <text:p><text:s text:c="3"/>212</text:p>
          </table:table-cell>
          <table:table-cell table:style-name="ce54" table:formula="of:=[.I9]+[.I10]" office:value-type="float" office:value="106" calcext:value-type="float">
            <text:p><text:s text:c="3"/>106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49417" calcext:value-type="float">
            <text:p><text:s text:c="3"/>49,417</text:p>
          </table:table-cell>
          <table:table-cell table:style-name="ce54" table:formula="of:=[.D12]+[.D78]+[.D81]" office:value-type="float" office:value="49509" calcext:value-type="float">
            <text:p><text:s text:c="3"/>49,509</text:p>
          </table:table-cell>
          <table:table-cell table:style-name="ce54" table:formula="of:=[.E12]+[.E78]+[.E81]" office:value-type="float" office:value="8021" calcext:value-type="float">
            <text:p><text:s text:c="3"/>8,021</text:p>
          </table:table-cell>
          <table:table-cell table:style-name="ce54" table:formula="of:=[.F12]+[.F78]+[.F81]" office:value-type="float" office:value="7098" calcext:value-type="float">
            <text:p><text:s text:c="3"/>7,098</text:p>
          </table:table-cell>
          <table:table-cell table:style-name="ce54" table:formula="of:=[.G12]+[.G78]+[.G81]" office:value-type="float" office:value="215" calcext:value-type="float">
            <text:p><text:s text:c="3"/>215</text:p>
          </table:table-cell>
          <table:table-cell table:style-name="ce54" table:formula="of:=[.H12]+[.H78]+[.H81]" office:value-type="float" office:value="100" calcext:value-type="float">
            <text:p><text:s text:c="3"/>100</text:p>
          </table:table-cell>
          <table:table-cell table:style-name="ce54" table:formula="of:=[.I12]+[.I78]+[.I81]" office:value-type="float" office:value="56" calcext:value-type="float">
            <text:p><text:s text:c="3"/>56</text:p>
          </table:table-cell>
          <table:table-cell table:style-name="ce54" table:formula="of:=[.J12]+[.J78]+[.J81]" office:value-type="float" office:value="16135" calcext:value-type="float">
            <text:p><text:s text:c="3"/>16,135</text:p>
          </table:table-cell>
          <table:table-cell table:style-name="ce54" table:formula="of:=[.K12]+[.K78]+[.K81]" office:value-type="float" office:value="4964" calcext:value-type="float">
            <text:p><text:s text:c="3"/>4,964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61951" calcext:value-type="float">
            <text:p><text:s text:c="3"/>61,951</text:p>
          </table:table-cell>
          <table:table-cell table:style-name="ce66" table:formula="of:=[.D13]+[.D79]+[.D82]" office:value-type="float" office:value="60672" calcext:value-type="float">
            <text:p><text:s text:c="3"/>60,672</text:p>
          </table:table-cell>
          <table:table-cell table:style-name="ce66" table:formula="of:=[.E13]+[.E79]+[.E82]" office:value-type="float" office:value="7202" calcext:value-type="float">
            <text:p><text:s text:c="3"/>7,202</text:p>
          </table:table-cell>
          <table:table-cell table:style-name="ce66" table:formula="of:=[.F13]+[.F79]+[.F82]" office:value-type="float" office:value="4452" calcext:value-type="float">
            <text:p><text:s text:c="3"/>4,452</text:p>
          </table:table-cell>
          <table:table-cell table:style-name="ce66" table:formula="of:=[.G13]+[.G79]+[.G82]" office:value-type="float" office:value="197" calcext:value-type="float">
            <text:p><text:s text:c="3"/>197</text:p>
          </table:table-cell>
          <table:table-cell table:style-name="ce66" table:formula="of:=[.H13]+[.H79]+[.H82]" office:value-type="float" office:value="112" calcext:value-type="float">
            <text:p><text:s text:c="3"/>112</text:p>
          </table:table-cell>
          <table:table-cell table:style-name="ce66" table:formula="of:=[.I13]+[.I79]+[.I82]" office:value-type="float" office:value="50" calcext:value-type="float">
            <text:p><text:s text:c="3"/>50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86002" calcext:value-type="float">
            <text:p><text:s text:c="3"/>86,002</text:p>
          </table:table-cell>
          <table:table-cell table:style-name="ce54" table:formula="of:=[.D12]+[.D13]" office:value-type="float" office:value="84229" calcext:value-type="float">
            <text:p><text:s text:c="3"/>84,229</text:p>
          </table:table-cell>
          <table:table-cell table:style-name="ce54" table:formula="of:=[.E12]+[.E13]" office:value-type="float" office:value="12726" calcext:value-type="float">
            <text:p><text:s text:c="3"/>12,726</text:p>
          </table:table-cell>
          <table:table-cell table:style-name="ce54" table:formula="of:=[.F12]+[.F13]" office:value-type="float" office:value="9501" calcext:value-type="float">
            <text:p><text:s text:c="3"/>9,501</text:p>
          </table:table-cell>
          <table:table-cell table:style-name="ce54" table:formula="of:=[.G12]+[.G13]" office:value-type="float" office:value="359" calcext:value-type="float">
            <text:p><text:s text:c="3"/>359</text:p>
          </table:table-cell>
          <table:table-cell table:style-name="ce54" table:formula="of:=[.H12]+[.H13]" office:value-type="float" office:value="179" calcext:value-type="float">
            <text:p><text:s text:c="3"/>179</text:p>
          </table:table-cell>
          <table:table-cell table:style-name="ce54" table:formula="of:=[.I12]+[.I13]" office:value-type="float" office:value="93" calcext:value-type="float">
            <text:p><text:s text:c="3"/>93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38068" calcext:value-type="float">
            <text:p><text:s text:c="3"/>38,068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37656" calcext:value-type="float">
            <text:p><text:s text:c="3"/>37,656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6699" calcext:value-type="float">
            <text:p><text:s text:c="3"/>6,699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5883" calcext:value-type="float">
            <text:p><text:s text:c="3"/>5,883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191" calcext:value-type="float">
            <text:p><text:s text:c="3"/>191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85" calcext:value-type="float">
            <text:p><text:s text:c="3"/>85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52" calcext:value-type="float">
            <text:p><text:s text:c="3"/>52</text:p>
          </table:table-cell>
          <table:table-cell table:style-name="ce54" table:formula="of:=SUM([.J15:.J75])" office:value-type="float" office:value="13219" calcext:value-type="float">
            <text:p><text:s text:c="3"/>13,219</text:p>
          </table:table-cell>
          <table:table-cell table:style-name="ce54" table:formula="of:=SUM([.K15:.K75])" office:value-type="float" office:value="4135" calcext:value-type="float">
            <text:p><text:s text:c="3"/>4,135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47934" calcext:value-type="float">
            <text:p><text:s text:c="3"/>47,934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46573" calcext:value-type="float">
            <text:p><text:s text:c="3"/>46,573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6027" calcext:value-type="float">
            <text:p><text:s text:c="3"/>6,027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3618" calcext:value-type="float">
            <text:p><text:s text:c="3"/>3,618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68" calcext:value-type="float">
            <text:p><text:s text:c="3"/>168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94" calcext:value-type="float">
            <text:p><text:s text:c="3"/>94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41" calcext:value-type="float">
            <text:p><text:s text:c="3"/>41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764" calcext:value-type="float">
            <text:p><text:s text:c="3"/>20,764</text:p>
          </table:table-cell>
          <table:table-cell table:style-name="ce56" office:value-type="float" office:value="19202" calcext:value-type="float">
            <text:p><text:s text:c="3"/>19,202</text:p>
          </table:table-cell>
          <table:table-cell table:style-name="ce56" office:value-type="float" office:value="2421" calcext:value-type="float">
            <text:p><text:s text:c="3"/>2,421</text:p>
          </table:table-cell>
          <table:table-cell table:style-name="ce105" office:value-type="float" office:value="1488" calcext:value-type="float">
            <text:p><text:s text:c="3"/>1,488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style-name="ce105" office:value-type="float" office:value="32" calcext:value-type="float">
            <text:p><text:s text:c="3"/>32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305" calcext:value-type="float">
            <text:p><text:s text:c="3"/>9,305</text:p>
          </table:table-cell>
          <table:table-cell table:style-name="ce45" office:value-type="float" office:value="8755" calcext:value-type="float">
            <text:p><text:s text:c="3"/>8,755</text:p>
          </table:table-cell>
          <table:table-cell table:style-name="ce56" office:value-type="float" office:value="1279" calcext:value-type="float">
            <text:p><text:s text:c="3"/>1,279</text:p>
          </table:table-cell>
          <table:table-cell table:style-name="ce106" office:value-type="float" office:value="928" calcext:value-type="float">
            <text:p><text:s text:c="3"/>928</text:p>
          </table:table-cell>
          <table:table-cell table:style-name="ce106" office:value-type="float" office:value="41" calcext:value-type="float">
            <text:p><text:s text:c="3"/>41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3102" calcext:value-type="float">
            <text:p><text:s text:c="3"/>3,102</text:p>
          </table:table-cell>
          <table:table-cell table:style-name="ce56" office:value-type="float" office:value="930" calcext:value-type="float">
            <text:p><text:s text:c="3"/>93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459" calcext:value-type="float">
            <text:p><text:s text:c="3"/>11,459</text:p>
          </table:table-cell>
          <table:table-cell table:style-name="ce102" office:value-type="float" office:value="10447" calcext:value-type="float">
            <text:p><text:s text:c="3"/>10,447</text:p>
          </table:table-cell>
          <table:table-cell table:style-name="ce104" office:value-type="float" office:value="1142" calcext:value-type="float">
            <text:p><text:s text:c="3"/>1,142</text:p>
          </table:table-cell>
          <table:table-cell table:style-name="ce104" office:value-type="float" office:value="560" calcext:value-type="float">
            <text:p><text:s text:c="3"/>560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86" calcext:value-type="float">
            <text:p><text:s text:c="3"/>1,986</text:p>
          </table:table-cell>
          <table:table-cell table:style-name="ce56" office:value-type="float" office:value="2063" calcext:value-type="float">
            <text:p><text:s text:c="3"/>2,063</text:p>
          </table:table-cell>
          <table:table-cell table:style-name="ce56" office:value-type="float" office:value="260" calcext:value-type="float">
            <text:p><text:s text:c="3"/>260</text:p>
          </table:table-cell>
          <table:table-cell table:style-name="ce105" office:value-type="float" office:value="257" calcext:value-type="float">
            <text:p><text:s text:c="3"/>257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57" calcext:value-type="float">
            <text:p><text:s text:c="3"/>857</text:p>
          </table:table-cell>
          <table:table-cell table:style-name="ce45" office:value-type="float" office:value="897" calcext:value-type="float">
            <text:p><text:s text:c="3"/>897</text:p>
          </table:table-cell>
          <table:table-cell table:style-name="ce56" office:value-type="float" office:value="137" calcext:value-type="float">
            <text:p><text:s text:c="3"/>137</text:p>
          </table:table-cell>
          <table:table-cell table:style-name="ce106" office:value-type="float" office:value="165" calcext:value-type="float">
            <text:p><text:s text:c="3"/>165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89" calcext:value-type="float">
            <text:p><text:s text:c="3"/>289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29" calcext:value-type="float">
            <text:p><text:s text:c="3"/>1,129</text:p>
          </table:table-cell>
          <table:table-cell table:style-name="ce102" office:value-type="float" office:value="1166" calcext:value-type="float">
            <text:p><text:s text:c="3"/>1,166</text:p>
          </table:table-cell>
          <table:table-cell table:style-name="ce104" office:value-type="float" office:value="123" calcext:value-type="float">
            <text:p><text:s text:c="3"/>123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9380" calcext:value-type="float">
            <text:p><text:s text:c="3"/>9,380</text:p>
          </table:table-cell>
          <table:table-cell table:style-name="ce56" office:value-type="float" office:value="8205" calcext:value-type="float">
            <text:p><text:s text:c="3"/>8,205</text:p>
          </table:table-cell>
          <table:table-cell table:style-name="ce56" office:value-type="float" office:value="1492" calcext:value-type="float">
            <text:p><text:s text:c="3"/>1,492</text:p>
          </table:table-cell>
          <table:table-cell table:style-name="ce105" office:value-type="float" office:value="789" calcext:value-type="float">
            <text:p><text:s text:c="3"/>789</text:p>
          </table:table-cell>
          <table:table-cell table:style-name="ce105" office:value-type="float" office:value="39" calcext:value-type="float">
            <text:p><text:s text:c="3"/>39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223" calcext:value-type="float">
            <text:p><text:s text:c="3"/>4,223</text:p>
          </table:table-cell>
          <table:table-cell table:style-name="ce45" office:value-type="float" office:value="3658" calcext:value-type="float">
            <text:p><text:s text:c="3"/>3,658</text:p>
          </table:table-cell>
          <table:table-cell table:style-name="ce56" office:value-type="float" office:value="805" calcext:value-type="float">
            <text:p><text:s text:c="3"/>805</text:p>
          </table:table-cell>
          <table:table-cell table:style-name="ce106" office:value-type="float" office:value="527" calcext:value-type="float">
            <text:p><text:s text:c="3"/>527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number-columns-repeated="2" table:style-name="ce106" office:value-type="float" office:value="8" calcext:value-type="float">
            <text:p><text:s text:c="3"/>8</text:p>
          </table:table-cell>
          <table:table-cell table:style-name="ce106" office:value-type="float" office:value="1509" calcext:value-type="float">
            <text:p><text:s text:c="3"/>1,509</text:p>
          </table:table-cell>
          <table:table-cell table:style-name="ce56" office:value-type="float" office:value="509" calcext:value-type="float">
            <text:p><text:s text:c="3"/>50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5157" calcext:value-type="float">
            <text:p><text:s text:c="3"/>5,157</text:p>
          </table:table-cell>
          <table:table-cell table:style-name="ce102" office:value-type="float" office:value="4547" calcext:value-type="float">
            <text:p><text:s text:c="3"/>4,547</text:p>
          </table:table-cell>
          <table:table-cell table:style-name="ce104" office:value-type="float" office:value="687" calcext:value-type="float">
            <text:p><text:s text:c="3"/>687</text:p>
          </table:table-cell>
          <table:table-cell table:style-name="ce104" office:value-type="float" office:value="262" calcext:value-type="float">
            <text:p><text:s text:c="3"/>262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778" calcext:value-type="float">
            <text:p><text:s text:c="3"/>2,778</text:p>
          </table:table-cell>
          <table:table-cell table:style-name="ce56" office:value-type="float" office:value="2202" calcext:value-type="float">
            <text:p><text:s text:c="3"/>2,202</text:p>
          </table:table-cell>
          <table:table-cell table:style-name="ce56" office:value-type="float" office:value="473" calcext:value-type="float">
            <text:p><text:s text:c="3"/>473</text:p>
          </table:table-cell>
          <table:table-cell table:style-name="ce105" office:value-type="float" office:value="247" calcext:value-type="float">
            <text:p><text:s text:c="3"/>247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244" calcext:value-type="float">
            <text:p><text:s text:c="3"/>1,244</text:p>
          </table:table-cell>
          <table:table-cell table:style-name="ce45" office:value-type="float" office:value="1005" calcext:value-type="float">
            <text:p><text:s text:c="3"/>1,005</text:p>
          </table:table-cell>
          <table:table-cell table:style-name="ce56" office:value-type="float" office:value="254" calcext:value-type="float">
            <text:p><text:s text:c="3"/>254</text:p>
          </table:table-cell>
          <table:table-cell table:style-name="ce106" office:value-type="float" office:value="143" calcext:value-type="float">
            <text:p><text:s text:c="3"/>143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36" calcext:value-type="float">
            <text:p><text:s text:c="3"/>436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534" calcext:value-type="float">
            <text:p><text:s text:c="3"/>1,534</text:p>
          </table:table-cell>
          <table:table-cell table:style-name="ce102" office:value-type="float" office:value="1197" calcext:value-type="float">
            <text:p><text:s text:c="3"/>1,197</text:p>
          </table:table-cell>
          <table:table-cell table:style-name="ce104" office:value-type="float" office:value="219" calcext:value-type="float">
            <text:p><text:s text:c="3"/>219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11" calcext:value-type="float">
            <text:p><text:s text:c="3"/>1,811</text:p>
          </table:table-cell>
          <table:table-cell table:style-name="ce56" office:value-type="float" office:value="1921" calcext:value-type="float">
            <text:p><text:s text:c="3"/>1,921</text:p>
          </table:table-cell>
          <table:table-cell table:style-name="ce56" office:value-type="float" office:value="401" calcext:value-type="float">
            <text:p><text:s text:c="3"/>401</text:p>
          </table:table-cell>
          <table:table-cell table:style-name="ce105" office:value-type="float" office:value="350" calcext:value-type="float">
            <text:p><text:s text:c="3"/>350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89" calcext:value-type="float">
            <text:p><text:s text:c="3"/>789</text:p>
          </table:table-cell>
          <table:table-cell table:style-name="ce45" office:value-type="float" office:value="819" calcext:value-type="float">
            <text:p><text:s text:c="3"/>819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106" office:value-type="float" office:value="201" calcext:value-type="float">
            <text:p><text:s text:c="3"/>201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437" calcext:value-type="float">
            <text:p><text:s text:c="3"/>437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22" calcext:value-type="float">
            <text:p><text:s text:c="3"/>1,022</text:p>
          </table:table-cell>
          <table:table-cell table:style-name="ce102" office:value-type="float" office:value="1102" calcext:value-type="float">
            <text:p><text:s text:c="3"/>1,102</text:p>
          </table:table-cell>
          <table:table-cell table:style-name="ce104" office:value-type="float" office:value="185" calcext:value-type="float">
            <text:p><text:s text:c="3"/>185</text:p>
          </table:table-cell>
          <table:table-cell table:style-name="ce104" office:value-type="float" office:value="149" calcext:value-type="float">
            <text:p><text:s text:c="3"/>14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627" calcext:value-type="float">
            <text:p><text:s text:c="3"/>5,627</text:p>
          </table:table-cell>
          <table:table-cell table:style-name="ce56" office:value-type="float" office:value="5861" calcext:value-type="float">
            <text:p><text:s text:c="3"/>5,861</text:p>
          </table:table-cell>
          <table:table-cell table:style-name="ce56" office:value-type="float" office:value="1142" calcext:value-type="float">
            <text:p><text:s text:c="3"/>1,142</text:p>
          </table:table-cell>
          <table:table-cell table:style-name="ce105" office:value-type="float" office:value="733" calcext:value-type="float">
            <text:p><text:s text:c="3"/>733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353" calcext:value-type="float">
            <text:p><text:s text:c="3"/>2,353</text:p>
          </table:table-cell>
          <table:table-cell table:style-name="ce45" office:value-type="float" office:value="2513" calcext:value-type="float">
            <text:p><text:s text:c="3"/>2,513</text:p>
          </table:table-cell>
          <table:table-cell table:style-name="ce56" office:value-type="float" office:value="571" calcext:value-type="float">
            <text:p><text:s text:c="3"/>571</text:p>
          </table:table-cell>
          <table:table-cell table:style-name="ce106" office:value-type="float" office:value="453" calcext:value-type="float">
            <text:p><text:s text:c="3"/>453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012" calcext:value-type="float">
            <text:p><text:s text:c="3"/>1,012</text:p>
          </table:table-cell>
          <table:table-cell table:style-name="ce56" office:value-type="float" office:value="325" calcext:value-type="float">
            <text:p><text:s text:c="3"/>32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274" calcext:value-type="float">
            <text:p><text:s text:c="3"/>3,274</text:p>
          </table:table-cell>
          <table:table-cell table:style-name="ce102" office:value-type="float" office:value="3348" calcext:value-type="float">
            <text:p><text:s text:c="3"/>3,348</text:p>
          </table:table-cell>
          <table:table-cell table:style-name="ce104" office:value-type="float" office:value="571" calcext:value-type="float">
            <text:p><text:s text:c="3"/>571</text:p>
          </table:table-cell>
          <table:table-cell table:style-name="ce104" office:value-type="float" office:value="280" calcext:value-type="float">
            <text:p><text:s text:c="3"/>280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753" calcext:value-type="float">
            <text:p><text:s text:c="3"/>3,753</text:p>
          </table:table-cell>
          <table:table-cell table:style-name="ce56" office:value-type="float" office:value="4374" calcext:value-type="float">
            <text:p><text:s text:c="3"/>4,374</text:p>
          </table:table-cell>
          <table:table-cell table:style-name="ce56" office:value-type="float" office:value="927" calcext:value-type="float">
            <text:p><text:s text:c="3"/>927</text:p>
          </table:table-cell>
          <table:table-cell table:style-name="ce105" office:value-type="float" office:value="711" calcext:value-type="float">
            <text:p><text:s text:c="3"/>711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604" calcext:value-type="float">
            <text:p><text:s text:c="3"/>1,604</text:p>
          </table:table-cell>
          <table:table-cell table:style-name="ce45" office:value-type="float" office:value="1862" calcext:value-type="float">
            <text:p><text:s text:c="3"/>1,862</text:p>
          </table:table-cell>
          <table:table-cell table:style-name="ce56" office:value-type="float" office:value="471" calcext:value-type="float">
            <text:p><text:s text:c="3"/>471</text:p>
          </table:table-cell>
          <table:table-cell table:style-name="ce106" office:value-type="float" office:value="411" calcext:value-type="float">
            <text:p><text:s text:c="3"/>411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827" calcext:value-type="float">
            <text:p><text:s text:c="3"/>827</text:p>
          </table:table-cell>
          <table:table-cell table:style-name="ce56" office:value-type="float" office:value="196" calcext:value-type="float">
            <text:p><text:s text:c="3"/>19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149" calcext:value-type="float">
            <text:p><text:s text:c="3"/>2,149</text:p>
          </table:table-cell>
          <table:table-cell table:style-name="ce102" office:value-type="float" office:value="2512" calcext:value-type="float">
            <text:p><text:s text:c="3"/>2,512</text:p>
          </table:table-cell>
          <table:table-cell table:style-name="ce104" office:value-type="float" office:value="456" calcext:value-type="float">
            <text:p><text:s text:c="3"/>456</text:p>
          </table:table-cell>
          <table:table-cell table:style-name="ce104" office:value-type="float" office:value="300" calcext:value-type="float">
            <text:p><text:s text:c="3"/>300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90" calcext:value-type="float">
            <text:p><text:s text:c="3"/>1,690</text:p>
          </table:table-cell>
          <table:table-cell table:style-name="ce56" office:value-type="float" office:value="1977" calcext:value-type="float">
            <text:p><text:s text:c="3"/>1,977</text:p>
          </table:table-cell>
          <table:table-cell table:style-name="ce56" office:value-type="float" office:value="336" calcext:value-type="float">
            <text:p><text:s text:c="3"/>336</text:p>
          </table:table-cell>
          <table:table-cell table:style-name="ce105" office:value-type="float" office:value="336" calcext:value-type="float">
            <text:p><text:s text:c="3"/>336</text:p>
          </table:table-cell>
          <table:table-cell table:number-columns-repeated="2" table:style-name="ce105" office:value-type="float" office:value="9" calcext:value-type="float">
            <text:p><text:s text:c="3"/>9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44" calcext:value-type="float">
            <text:p><text:s text:c="3"/>744</text:p>
          </table:table-cell>
          <table:table-cell table:style-name="ce45" office:value-type="float" office:value="930" calcext:value-type="float">
            <text:p><text:s text:c="3"/>930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106" office:value-type="float" office:value="203" calcext:value-type="float">
            <text:p><text:s text:c="3"/>20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278" calcext:value-type="float">
            <text:p><text:s text:c="3"/>278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46" calcext:value-type="float">
            <text:p><text:s text:c="3"/>946</text:p>
          </table:table-cell>
          <table:table-cell table:style-name="ce102" office:value-type="float" office:value="1047" calcext:value-type="float">
            <text:p><text:s text:c="3"/>1,047</text:p>
          </table:table-cell>
          <table:table-cell table:style-name="ce104" office:value-type="float" office:value="154" calcext:value-type="float">
            <text:p><text:s text:c="3"/>154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749" calcext:value-type="float">
            <text:p><text:s text:c="3"/>2,749</text:p>
          </table:table-cell>
          <table:table-cell table:style-name="ce56" office:value-type="float" office:value="2773" calcext:value-type="float">
            <text:p><text:s text:c="3"/>2,773</text:p>
          </table:table-cell>
          <table:table-cell table:style-name="ce56" office:value-type="float" office:value="495" calcext:value-type="float">
            <text:p><text:s text:c="3"/>495</text:p>
          </table:table-cell>
          <table:table-cell table:style-name="ce105" office:value-type="float" office:value="494" calcext:value-type="float">
            <text:p><text:s text:c="3"/>494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167" calcext:value-type="float">
            <text:p><text:s text:c="3"/>1,167</text:p>
          </table:table-cell>
          <table:table-cell table:style-name="ce45" office:value-type="float" office:value="1194" calcext:value-type="float">
            <text:p><text:s text:c="3"/>1,194</text:p>
          </table:table-cell>
          <table:table-cell table:style-name="ce56" office:value-type="float" office:value="237" calcext:value-type="float">
            <text:p><text:s text:c="3"/>237</text:p>
          </table:table-cell>
          <table:table-cell table:style-name="ce106" office:value-type="float" office:value="303" calcext:value-type="float">
            <text:p><text:s text:c="3"/>30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442" calcext:value-type="float">
            <text:p><text:s text:c="3"/>442</text:p>
          </table:table-cell>
          <table:table-cell table:style-name="ce56" office:value-type="float" office:value="134" calcext:value-type="float">
            <text:p><text:s text:c="3"/>13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582" calcext:value-type="float">
            <text:p><text:s text:c="3"/>1,582</text:p>
          </table:table-cell>
          <table:table-cell table:style-name="ce102" office:value-type="float" office:value="1579" calcext:value-type="float">
            <text:p><text:s text:c="3"/>1,579</text:p>
          </table:table-cell>
          <table:table-cell table:style-name="ce104" office:value-type="float" office:value="258" calcext:value-type="float">
            <text:p><text:s text:c="3"/>258</text:p>
          </table:table-cell>
          <table:table-cell table:style-name="ce104" office:value-type="float" office:value="191" calcext:value-type="float">
            <text:p><text:s text:c="3"/>19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19" calcext:value-type="float">
            <text:p><text:s text:c="3"/>1,919</text:p>
          </table:table-cell>
          <table:table-cell table:style-name="ce56" office:value-type="float" office:value="2297" calcext:value-type="float">
            <text:p><text:s text:c="3"/>2,297</text:p>
          </table:table-cell>
          <table:table-cell table:style-name="ce56" office:value-type="float" office:value="384" calcext:value-type="float">
            <text:p><text:s text:c="3"/>384</text:p>
          </table:table-cell>
          <table:table-cell table:style-name="ce105" office:value-type="float" office:value="380" calcext:value-type="float">
            <text:p><text:s text:c="3"/>380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28" calcext:value-type="float">
            <text:p><text:s text:c="3"/>828</text:p>
          </table:table-cell>
          <table:table-cell table:style-name="ce45" office:value-type="float" office:value="1002" calcext:value-type="float">
            <text:p><text:s text:c="3"/>1,002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106" office:value-type="float" office:value="249" calcext:value-type="float">
            <text:p><text:s text:c="3"/>249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28" calcext:value-type="float">
            <text:p><text:s text:c="3"/>328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91" calcext:value-type="float">
            <text:p><text:s text:c="3"/>1,091</text:p>
          </table:table-cell>
          <table:table-cell table:style-name="ce102" office:value-type="float" office:value="1295" calcext:value-type="float">
            <text:p><text:s text:c="3"/>1,295</text:p>
          </table:table-cell>
          <table:table-cell table:style-name="ce104" office:value-type="float" office:value="193" calcext:value-type="float">
            <text:p><text:s text:c="3"/>193</text:p>
          </table:table-cell>
          <table:table-cell table:style-name="ce104" office:value-type="float" office:value="131" calcext:value-type="float">
            <text:p><text:s text:c="3"/>13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940" calcext:value-type="float">
            <text:p><text:s text:c="3"/>3,940</text:p>
          </table:table-cell>
          <table:table-cell table:style-name="ce56" office:value-type="float" office:value="4097" calcext:value-type="float">
            <text:p><text:s text:c="3"/>4,097</text:p>
          </table:table-cell>
          <table:table-cell table:style-name="ce56" office:value-type="float" office:value="628" calcext:value-type="float">
            <text:p><text:s text:c="3"/>628</text:p>
          </table:table-cell>
          <table:table-cell table:style-name="ce105" office:value-type="float" office:value="686" calcext:value-type="float">
            <text:p><text:s text:c="3"/>686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749" calcext:value-type="float">
            <text:p><text:s text:c="3"/>1,749</text:p>
          </table:table-cell>
          <table:table-cell table:style-name="ce45" office:value-type="float" office:value="1853" calcext:value-type="float">
            <text:p><text:s text:c="3"/>1,853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106" office:value-type="float" office:value="398" calcext:value-type="float">
            <text:p><text:s text:c="3"/>398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669" calcext:value-type="float">
            <text:p><text:s text:c="3"/>669</text:p>
          </table:table-cell>
          <table:table-cell table:style-name="ce56" office:value-type="float" office:value="223" calcext:value-type="float">
            <text:p><text:s text:c="3"/>22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191" calcext:value-type="float">
            <text:p><text:s text:c="3"/>2,191</text:p>
          </table:table-cell>
          <table:table-cell table:style-name="ce102" office:value-type="float" office:value="2244" calcext:value-type="float">
            <text:p><text:s text:c="3"/>2,244</text:p>
          </table:table-cell>
          <table:table-cell table:style-name="ce104" office:value-type="float" office:value="287" calcext:value-type="float">
            <text:p><text:s text:c="3"/>287</text:p>
          </table:table-cell>
          <table:table-cell table:style-name="ce104" office:value-type="float" office:value="288" calcext:value-type="float">
            <text:p><text:s text:c="3"/>288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575" calcext:value-type="float">
            <text:p><text:s text:c="3"/>5,575</text:p>
          </table:table-cell>
          <table:table-cell table:style-name="ce56" office:value-type="float" office:value="6006" calcext:value-type="float">
            <text:p><text:s text:c="3"/>6,006</text:p>
          </table:table-cell>
          <table:table-cell table:style-name="ce56" office:value-type="float" office:value="824" calcext:value-type="float">
            <text:p><text:s text:c="3"/>824</text:p>
          </table:table-cell>
          <table:table-cell table:style-name="ce105" office:value-type="float" office:value="664" calcext:value-type="float">
            <text:p><text:s text:c="3"/>664</text:p>
          </table:table-cell>
          <table:table-cell table:style-name="ce105" office:value-type="float" office:value="26" calcext:value-type="float">
            <text:p><text:s text:c="3"/>26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453" calcext:value-type="float">
            <text:p><text:s text:c="3"/>2,453</text:p>
          </table:table-cell>
          <table:table-cell table:style-name="ce45" office:value-type="float" office:value="2736" calcext:value-type="float">
            <text:p><text:s text:c="3"/>2,736</text:p>
          </table:table-cell>
          <table:table-cell table:style-name="ce56" office:value-type="float" office:value="445" calcext:value-type="float">
            <text:p><text:s text:c="3"/>445</text:p>
          </table:table-cell>
          <table:table-cell table:style-name="ce106" office:value-type="float" office:value="433" calcext:value-type="float">
            <text:p><text:s text:c="3"/>433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795" calcext:value-type="float">
            <text:p><text:s text:c="3"/>795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122" calcext:value-type="float">
            <text:p><text:s text:c="3"/>3,122</text:p>
          </table:table-cell>
          <table:table-cell table:style-name="ce102" office:value-type="float" office:value="3270" calcext:value-type="float">
            <text:p><text:s text:c="3"/>3,270</text:p>
          </table:table-cell>
          <table:table-cell table:style-name="ce104" office:value-type="float" office:value="379" calcext:value-type="float">
            <text:p><text:s text:c="3"/>379</text:p>
          </table:table-cell>
          <table:table-cell table:style-name="ce104" office:value-type="float" office:value="231" calcext:value-type="float">
            <text:p><text:s text:c="3"/>23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986" calcext:value-type="float">
            <text:p><text:s text:c="3"/>2,986</text:p>
          </table:table-cell>
          <table:table-cell table:style-name="ce56" office:value-type="float" office:value="3564" calcext:value-type="float">
            <text:p><text:s text:c="3"/>3,564</text:p>
          </table:table-cell>
          <table:table-cell table:style-name="ce56" office:value-type="float" office:value="533" calcext:value-type="float">
            <text:p><text:s text:c="3"/>533</text:p>
          </table:table-cell>
          <table:table-cell table:style-name="ce105" office:value-type="float" office:value="594" calcext:value-type="float">
            <text:p><text:s text:c="3"/>594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276" calcext:value-type="float">
            <text:p><text:s text:c="3"/>1,276</text:p>
          </table:table-cell>
          <table:table-cell table:style-name="ce45" office:value-type="float" office:value="1545" calcext:value-type="float">
            <text:p><text:s text:c="3"/>1,545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106" office:value-type="float" office:value="367" calcext:value-type="float">
            <text:p><text:s text:c="3"/>367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502" calcext:value-type="float">
            <text:p><text:s text:c="3"/>502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710" calcext:value-type="float">
            <text:p><text:s text:c="3"/>1,710</text:p>
          </table:table-cell>
          <table:table-cell table:style-name="ce102" office:value-type="float" office:value="2019" calcext:value-type="float">
            <text:p><text:s text:c="3"/>2,019</text:p>
          </table:table-cell>
          <table:table-cell table:style-name="ce104" office:value-type="float" office:value="264" calcext:value-type="float">
            <text:p><text:s text:c="3"/>264</text:p>
          </table:table-cell>
          <table:table-cell table:style-name="ce104" office:value-type="float" office:value="227" calcext:value-type="float">
            <text:p><text:s text:c="3"/>227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84" calcext:value-type="float">
            <text:p><text:s text:c="3"/>684</text:p>
          </table:table-cell>
          <table:table-cell table:style-name="ce56" office:value-type="float" office:value="951" calcext:value-type="float">
            <text:p><text:s text:c="3"/>951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105" office:value-type="float" office:value="184" calcext:value-type="float">
            <text:p><text:s text:c="3"/>18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43" calcext:value-type="float">
            <text:p><text:s text:c="3"/>343</text:p>
          </table:table-cell>
          <table:table-cell table:style-name="ce45" office:value-type="float" office:value="485" calcext:value-type="float">
            <text:p><text:s text:c="3"/>485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35" calcext:value-type="float">
            <text:p><text:s text:c="3"/>135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41" calcext:value-type="float">
            <text:p><text:s text:c="3"/>341</text:p>
          </table:table-cell>
          <table:table-cell table:style-name="ce102" office:value-type="float" office:value="466" calcext:value-type="float">
            <text:p><text:s text:c="3"/>466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99" calcext:value-type="float">
            <text:p><text:s text:c="3"/>1,899</text:p>
          </table:table-cell>
          <table:table-cell table:style-name="ce56" office:value-type="float" office:value="2059" calcext:value-type="float">
            <text:p><text:s text:c="3"/>2,059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105" office:value-type="float" office:value="262" calcext:value-type="float">
            <text:p><text:s text:c="3"/>26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57" calcext:value-type="float">
            <text:p><text:s text:c="3"/>857</text:p>
          </table:table-cell>
          <table:table-cell table:style-name="ce45" office:value-type="float" office:value="940" calcext:value-type="float">
            <text:p><text:s text:c="3"/>940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106" office:value-type="float" office:value="174" calcext:value-type="float">
            <text:p><text:s text:c="3"/>174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29" calcext:value-type="float">
            <text:p><text:s text:c="3"/>229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42" calcext:value-type="float">
            <text:p><text:s text:c="3"/>1,042</text:p>
          </table:table-cell>
          <table:table-cell table:style-name="ce102" office:value-type="float" office:value="1119" calcext:value-type="float">
            <text:p><text:s text:c="3"/>1,119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105" office:value-type="float" office:value="72" calcext:value-type="float">
            <text:p><text:s text:c="3"/>7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06" calcext:value-type="float">
            <text:p><text:s text:c="3"/>206</text:p>
          </table:table-cell>
          <table:table-cell table:style-name="ce45" office:value-type="float" office:value="176" calcext:value-type="float">
            <text:p><text:s text:c="3"/>176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106" office:value-type="float" office:value="42" calcext:value-type="float">
            <text:p><text:s text:c="3"/>42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2" calcext:value-type="float">
            <text:p><text:s text:c="3"/>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05" calcext:value-type="float">
            <text:p><text:s text:c="3"/>2,005</text:p>
          </table:table-cell>
          <table:table-cell table:style-name="ce56" office:value-type="float" office:value="2122" calcext:value-type="float">
            <text:p><text:s text:c="3"/>2,122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105" office:value-type="float" office:value="224" calcext:value-type="float">
            <text:p><text:s text:c="3"/>224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2"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75" calcext:value-type="float">
            <text:p><text:s text:c="3"/>875</text:p>
          </table:table-cell>
          <table:table-cell table:style-name="ce45" office:value-type="float" office:value="922" calcext:value-type="float">
            <text:p><text:s text:c="3"/>922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106" office:value-type="float" office:value="127" calcext:value-type="float">
            <text:p><text:s text:c="3"/>12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261" calcext:value-type="float">
            <text:p><text:s text:c="3"/>261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30" calcext:value-type="float">
            <text:p><text:s text:c="3"/>1,130</text:p>
          </table:table-cell>
          <table:table-cell table:style-name="ce102" office:value-type="float" office:value="1200" calcext:value-type="float">
            <text:p><text:s text:c="3"/>1,200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637" calcext:value-type="float">
            <text:p><text:s text:c="3"/>2,637</text:p>
          </table:table-cell>
          <table:table-cell table:style-name="ce56" office:value-type="float" office:value="2141" calcext:value-type="float">
            <text:p><text:s text:c="3"/>2,141</text:p>
          </table:table-cell>
          <table:table-cell table:style-name="ce56" office:value-type="float" office:value="420" calcext:value-type="float">
            <text:p><text:s text:c="3"/>420</text:p>
          </table:table-cell>
          <table:table-cell table:style-name="ce105" office:value-type="float" office:value="199" calcext:value-type="float">
            <text:p><text:s text:c="3"/>199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151" calcext:value-type="float">
            <text:p><text:s text:c="3"/>1,151</text:p>
          </table:table-cell>
          <table:table-cell table:style-name="ce45" office:value-type="float" office:value="960" calcext:value-type="float">
            <text:p><text:s text:c="3"/>960</text:p>
          </table:table-cell>
          <table:table-cell table:style-name="ce56" office:value-type="float" office:value="232" calcext:value-type="float">
            <text:p><text:s text:c="3"/>232</text:p>
          </table:table-cell>
          <table:table-cell table:style-name="ce106" office:value-type="float" office:value="130" calcext:value-type="float">
            <text:p><text:s text:c="3"/>130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77" calcext:value-type="float">
            <text:p><text:s text:c="3"/>377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486" calcext:value-type="float">
            <text:p><text:s text:c="3"/>1,486</text:p>
          </table:table-cell>
          <table:table-cell table:style-name="ce102" office:value-type="float" office:value="1181" calcext:value-type="float">
            <text:p><text:s text:c="3"/>1,181</text:p>
          </table:table-cell>
          <table:table-cell table:style-name="ce104" office:value-type="float" office:value="188" calcext:value-type="float">
            <text:p><text:s text:c="3"/>188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555" calcext:value-type="float">
            <text:p><text:s text:c="3"/>7,555</text:p>
          </table:table-cell>
          <table:table-cell table:style-name="ce56" office:value-type="float" office:value="6651" calcext:value-type="float">
            <text:p><text:s text:c="3"/>6,651</text:p>
          </table:table-cell>
          <table:table-cell table:style-name="ce56" office:value-type="float" office:value="717" calcext:value-type="float">
            <text:p><text:s text:c="3"/>717</text:p>
          </table:table-cell>
          <table:table-cell table:style-name="ce105" office:value-type="float" office:value="377" calcext:value-type="float">
            <text:p><text:s text:c="3"/>377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454" calcext:value-type="float">
            <text:p><text:s text:c="3"/>3,454</text:p>
          </table:table-cell>
          <table:table-cell table:style-name="ce45" office:value-type="float" office:value="2987" calcext:value-type="float">
            <text:p><text:s text:c="3"/>2,987</text:p>
          </table:table-cell>
          <table:table-cell table:style-name="ce56" office:value-type="float" office:value="382" calcext:value-type="float">
            <text:p><text:s text:c="3"/>382</text:p>
          </table:table-cell>
          <table:table-cell table:style-name="ce106" office:value-type="float" office:value="214" calcext:value-type="float">
            <text:p><text:s text:c="3"/>214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814" calcext:value-type="float">
            <text:p><text:s text:c="3"/>814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101" calcext:value-type="float">
            <text:p><text:s text:c="3"/>4,101</text:p>
          </table:table-cell>
          <table:table-cell table:style-name="ce102" office:value-type="float" office:value="3664" calcext:value-type="float">
            <text:p><text:s text:c="3"/>3,664</text:p>
          </table:table-cell>
          <table:table-cell table:style-name="ce104" office:value-type="float" office:value="335" calcext:value-type="float">
            <text:p><text:s text:c="3"/>335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22" calcext:value-type="float">
            <text:p><text:s text:c="3"/>1,622</text:p>
          </table:table-cell>
          <table:table-cell table:style-name="ce56" office:value-type="float" office:value="1463" calcext:value-type="float">
            <text:p><text:s text:c="3"/>1,463</text:p>
          </table:table-cell>
          <table:table-cell table:style-name="ce56" office:value-type="float" office:value="144" calcext:value-type="float">
            <text:p><text:s text:c="3"/>144</text:p>
          </table:table-cell>
          <table:table-cell table:style-name="ce105" office:value-type="float" office:value="114" calcext:value-type="float">
            <text:p><text:s text:c="3"/>11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89" calcext:value-type="float">
            <text:p><text:s text:c="3"/>689</text:p>
          </table:table-cell>
          <table:table-cell table:style-name="ce45" office:value-type="float" office:value="650" calcext:value-type="float">
            <text:p><text:s text:c="3"/>650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106" office:value-type="float" office:value="72" calcext:value-type="float">
            <text:p><text:s text:c="3"/>7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184" calcext:value-type="float">
            <text:p><text:s text:c="3"/>184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33" calcext:value-type="float">
            <text:p><text:s text:c="3"/>933</text:p>
          </table:table-cell>
          <table:table-cell table:style-name="ce102" office:value-type="float" office:value="813" calcext:value-type="float">
            <text:p><text:s text:c="3"/>813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226" calcext:value-type="float">
            <text:p><text:s text:c="3"/>4,226</text:p>
          </table:table-cell>
          <table:table-cell table:style-name="ce56" office:value-type="float" office:value="3948" calcext:value-type="float">
            <text:p><text:s text:c="3"/>3,948</text:p>
          </table:table-cell>
          <table:table-cell table:style-name="ce56" office:value-type="float" office:value="477" calcext:value-type="float">
            <text:p><text:s text:c="3"/>477</text:p>
          </table:table-cell>
          <table:table-cell table:style-name="ce105" office:value-type="float" office:value="340" calcext:value-type="float">
            <text:p><text:s text:c="3"/>340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901" calcext:value-type="float">
            <text:p><text:s text:c="3"/>1,901</text:p>
          </table:table-cell>
          <table:table-cell table:style-name="ce45" office:value-type="float" office:value="1767" calcext:value-type="float">
            <text:p><text:s text:c="3"/>1,767</text:p>
          </table:table-cell>
          <table:table-cell table:style-name="ce56" office:value-type="float" office:value="253" calcext:value-type="float">
            <text:p><text:s text:c="3"/>253</text:p>
          </table:table-cell>
          <table:table-cell table:style-name="ce106" office:value-type="float" office:value="215" calcext:value-type="float">
            <text:p><text:s text:c="3"/>215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541" calcext:value-type="float">
            <text:p><text:s text:c="3"/>541</text:p>
          </table:table-cell>
          <table:table-cell table:style-name="ce56" office:value-type="float" office:value="170" calcext:value-type="float">
            <text:p><text:s text:c="3"/>17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325" calcext:value-type="float">
            <text:p><text:s text:c="3"/>2,325</text:p>
          </table:table-cell>
          <table:table-cell table:style-name="ce102" office:value-type="float" office:value="2181" calcext:value-type="float">
            <text:p><text:s text:c="3"/>2,181</text:p>
          </table:table-cell>
          <table:table-cell table:style-name="ce104" office:value-type="float" office:value="224" calcext:value-type="float">
            <text:p><text:s text:c="3"/>224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6016" calcext:value-type="float">
            <text:p><text:s text:c="3"/>16,016</text:p>
          </table:table-cell>
          <table:table-cell table:style-name="ce54" office:value-type="float" office:value="16756" calcext:value-type="float">
            <text:p><text:s text:c="3"/>16,756</text:p>
          </table:table-cell>
          <table:table-cell table:style-name="ce54" office:value-type="float" office:value="1612" calcext:value-type="float">
            <text:p><text:s text:c="3"/>1,612</text:p>
          </table:table-cell>
          <table:table-cell table:style-name="ce36" office:value-type="float" office:value="1323" calcext:value-type="float">
            <text:p><text:s text:c="3"/>1,323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7165" calcext:value-type="float">
            <text:p><text:s text:c="3"/>7,165</text:p>
          </table:table-cell>
          <table:table-cell table:style-name="ce39" office:value-type="float" office:value="7663" calcext:value-type="float">
            <text:p><text:s text:c="3"/>7,663</text:p>
          </table:table-cell>
          <table:table-cell table:style-name="ce54" office:value-type="float" office:value="836" calcext:value-type="float">
            <text:p><text:s text:c="3"/>836</text:p>
          </table:table-cell>
          <table:table-cell table:style-name="ce62" office:value-type="float" office:value="784" calcext:value-type="float">
            <text:p><text:s text:c="3"/>784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1929" calcext:value-type="float">
            <text:p><text:s text:c="3"/>1,929</text:p>
          </table:table-cell>
          <table:table-cell table:style-name="ce54" office:value-type="float" office:value="477" calcext:value-type="float">
            <text:p><text:s text:c="3"/>47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8851" calcext:value-type="float">
            <text:p><text:s text:c="3"/>8,851</text:p>
          </table:table-cell>
          <table:table-cell table:style-name="ce40" office:value-type="float" office:value="9093" calcext:value-type="float">
            <text:p><text:s text:c="3"/>9,093</text:p>
          </table:table-cell>
          <table:table-cell table:style-name="ce55" office:value-type="float" office:value="776" calcext:value-type="float">
            <text:p><text:s text:c="3"/>776</text:p>
          </table:table-cell>
          <table:table-cell table:style-name="ce55" office:value-type="float" office:value="539" calcext:value-type="float">
            <text:p><text:s text:c="3"/>539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8" calcext:value-type="float">
            <text:p><text:s text:c="3"/>8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9350" calcext:value-type="float">
            <text:p><text:s text:c="3"/>9,350</text:p>
          </table:table-cell>
          <table:table-cell table:style-name="ce54" office:value-type="float" office:value="9196" calcext:value-type="float">
            <text:p><text:s text:c="3"/>9,196</text:p>
          </table:table-cell>
          <table:table-cell table:style-name="ce54" office:value-type="float" office:value="885" calcext:value-type="float">
            <text:p><text:s text:c="3"/>885</text:p>
          </table:table-cell>
          <table:table-cell table:style-name="ce36" office:value-type="float" office:value="726" calcext:value-type="float">
            <text:p><text:s text:c="3"/>726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4184" calcext:value-type="float">
            <text:p><text:s text:c="3"/>4,184</text:p>
          </table:table-cell>
          <table:table-cell table:style-name="ce39" office:value-type="float" office:value="4190" calcext:value-type="float">
            <text:p><text:s text:c="3"/>4,190</text:p>
          </table:table-cell>
          <table:table-cell table:style-name="ce54" office:value-type="float" office:value="486" calcext:value-type="float">
            <text:p><text:s text:c="3"/>486</text:p>
          </table:table-cell>
          <table:table-cell table:style-name="ce62" office:value-type="float" office:value="431" calcext:value-type="float">
            <text:p><text:s text:c="3"/>431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number-columns-repeated="2" table:style-name="ce62" office:value-type="float" office:value="1" calcext:value-type="float">
            <text:p><text:s text:c="3"/>1</text:p>
          </table:table-cell>
          <table:table-cell table:style-name="ce62" office:value-type="float" office:value="987" calcext:value-type="float">
            <text:p><text:s text:c="3"/>987</text:p>
          </table:table-cell>
          <table:table-cell table:style-name="ce54" office:value-type="float" office:value="352" calcext:value-type="float">
            <text:p><text:s text:c="3"/>35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5166" calcext:value-type="float">
            <text:p><text:s text:c="3"/>5,166</text:p>
          </table:table-cell>
          <table:table-cell table:style-name="ce40" office:value-type="float" office:value="5006" calcext:value-type="float">
            <text:p><text:s text:c="3"/>5,006</text:p>
          </table:table-cell>
          <table:table-cell table:style-name="ce55" office:value-type="float" office:value="399" calcext:value-type="float">
            <text:p><text:s text:c="3"/>399</text:p>
          </table:table-cell>
          <table:table-cell table:style-name="ce55" office:value-type="float" office:value="295" calcext:value-type="float">
            <text:p><text:s text:c="3"/>295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637" calcext:value-type="float">
            <text:p><text:s text:c="3"/>637</text:p>
          </table:table-cell>
          <table:table-cell table:style-name="ce54" office:value-type="float" office:value="397" calcext:value-type="float">
            <text:p><text:s text:c="3"/>397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08" calcext:value-type="float">
            <text:p><text:s text:c="3"/>308</text:p>
          </table:table-cell>
          <table:table-cell table:style-name="ce54" office:value-type="float" office:value="217" calcext:value-type="float">
            <text:p><text:s text:c="3"/>217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number-columns-repeated="2"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54" calcext:value-type="float">
            <text:p><text:s text:c="3"/>5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329" calcext:value-type="float">
            <text:p><text:s text:c="3"/>329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90" calcext:value-type="float">
            <text:p><text:s text:c="3"/>590</text:p>
          </table:table-cell>
          <table:table-cell table:style-name="ce56" office:value-type="float" office:value="321" calcext:value-type="float">
            <text:p><text:s text:c="3"/>321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105" office:value-type="float" office:value="41" calcext:value-type="float">
            <text:p><text:s text:c="3"/>41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76" calcext:value-type="float">
            <text:p><text:s text:c="3"/>276</text:p>
          </table:table-cell>
          <table:table-cell table:style-name="ce45" office:value-type="float" office:value="173" calcext:value-type="float">
            <text:p><text:s text:c="3"/>173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0" calcext:value-type="float">
            <text:p><text:s text:c="3"/>50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314" calcext:value-type="float">
            <text:p><text:s text:c="3"/>314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2" calcext:value-type="float">
            <text:p><text:s text:c="3"/>32</text:p>
          </table:table-cell>
          <table:table-cell table:style-name="ce45" office:value-type="float" office:value="44" calcext:value-type="float">
            <text:p><text:s text:c="3"/>4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7</text:span><text:span text:style-name="T6">年</text:span><text:span text:style-name="T7">7</text:span><text:span text:style-name="T6">月</text:span><text:span text:style-name="T7">7</text:span><text:span text:style-name="T6">日修正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7-07T17:37:43</meta:creation-date>
    <dc:creator>MOI</dc:creator>
    <dc:date>2008-07-07T17:38:59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